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13cm"/>
    </style:style>
    <style:style style:name="Table5" style:family="table" style:master-page-name="">
      <style:table-properties style:width="16.51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5.5cm"/>
    </style:style>
    <style:style style:name="Table5.B" style:family="table-column">
      <style:table-column-properties style:column-width="2.808cm"/>
    </style:style>
    <style:style style:name="Table5.C" style:family="table-column">
      <style:table-column-properties style:column-width="8.20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a6a4aa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7.197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2.514cm"/>
    </style:style>
    <style:style style:name="Table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fo:margin-left="0cm" table:align="left"/>
    </style:style>
    <style:style style:name="Table7.A" style:family="table-column">
      <style:table-column-properties style:column-width="3.104cm"/>
    </style:style>
    <style:style style:name="Table7.B" style:family="table-column">
      <style:table-column-properties style:column-width="2.399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1.376cm"/>
    </style:style>
    <style:style style:name="Table7.F" style:family="table-column">
      <style:table-column-properties style:column-width="4.128cm"/>
    </style:style>
    <style:style style:name="Table7.A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762cm"/>
    </style:style>
    <style:style style:name="Table7.A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51cm" fo:margin-left="0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4.798cm"/>
    </style:style>
    <style:style style:name="Table9.C" style:family="table-column">
      <style:table-column-properties style:column-width="3.986cm"/>
    </style:style>
    <style:style style:name="Table9.D" style:family="table-column">
      <style:table-column-properties style:column-width="4.128cm"/>
    </style:style>
    <style:style style:name="Table9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6.001cm" style:rel-column-width="21845*"/>
    </style:style>
    <style:style style:name="Table8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/>
    </style:style>
    <style:style style:name="Table10.A" style:family="table-column">
      <style:table-column-properties style:column-width="4.124cm"/>
    </style:style>
    <style:style style:name="Table10.B" style:family="table-column">
      <style:table-column-properties style:column-width="4.126cm"/>
    </style:style>
    <style:style style:name="Table10.C" style:family="table-column">
      <style:table-column-properties style:column-width="4.344cm"/>
    </style:style>
    <style:style style:name="Table10.D" style:family="table-column">
      <style:table-column-properties style:column-width="3.916cm"/>
    </style:style>
    <style:style style:name="Table10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4.5cm" style:rel-column-width="16380*"/>
    </style:style>
    <style:style style:name="Table11.B" style:family="table-column">
      <style:table-column-properties style:column-width="3.014cm" style:rel-column-width="10973*"/>
    </style:style>
    <style:style style:name="Table11.C" style:family="table-column">
      <style:table-column-properties style:column-width="2.469cm" style:rel-column-width="8989*"/>
    </style:style>
    <style:style style:name="Table11.D" style:family="table-column">
      <style:table-column-properties style:column-width="8.019cm" style:rel-column-width="29193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e97af8" officeooo:paragraph-rsid="00e97af8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ea6e79" officeooo:paragraph-rsid="00ea6e79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officeooo:rsid="00ee36fc" officeooo:paragraph-rsid="00ee36fc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f97ce2" officeooo:paragraph-rsid="00f97ce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4pt" officeooo:rsid="00f4c217" officeooo:paragraph-rsid="00f4c217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officeooo:rsid="00f7bc62" officeooo:paragraph-rsid="00f7bc62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0fa8209" officeooo:paragraph-rsid="00fa8209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1483f52" officeooo:paragraph-rsid="01483f5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officeooo:rsid="014a8a98" officeooo:paragraph-rsid="014a8a98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1454100" officeooo:paragraph-rsid="01454100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15e75a0" officeooo:paragraph-rsid="015e75a0" style:font-size-asian="14pt" style:font-size-complex="14pt"/>
    </style:style>
    <style:style style:name="P20" style:family="paragraph" style:parent-style-name="Table_20_Contents">
      <style:text-properties style:font-name="FreeSans" fo:font-size="14pt" fo:font-weight="bold" officeooo:rsid="00eb411c" officeooo:paragraph-rsid="00eb411c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FreeSans" fo:font-size="14pt" fo:font-weight="bold" officeooo:rsid="00ebf8ae" officeooo:paragraph-rsid="00ebf8ae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ee36fc" officeooo:paragraph-rsid="00ee36fc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f49d23" officeooo:paragraph-rsid="00f4c217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38127d" officeooo:paragraph-rsid="0138127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0e72" officeooo:paragraph-rsid="01400e72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951f" officeooo:paragraph-rsid="0140951f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3d634" officeooo:paragraph-rsid="0143d634" style:font-size-asian="14pt" style:font-weight-asian="bold" style:font-size-complex="14pt" style:font-weight-complex="bold"/>
    </style:style>
    <style:style style:name="P28" style:family="paragraph" style:parent-style-name="Footer">
      <style:text-properties fo:font-size="2pt" style:font-size-asian="1.75pt" style:font-size-complex="2pt"/>
    </style:style>
    <style:style style:name="P2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e886cf" style:font-size-asian="14pt" style:font-size-complex="14pt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92ea8b" officeooo:paragraph-rsid="0092ea8b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94ea5e" officeooo:paragraph-rsid="0094ea5e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9db090" officeooo:paragraph-rsid="009db09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9db090" officeooo:paragraph-rsid="00b75ee5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e97af8" officeooo:paragraph-rsid="00e97af8" style:font-size-asian="14pt" style:font-size-complex="14pt"/>
    </style:style>
    <style:style style:name="P53" style:family="paragraph" style:parent-style-name="Standard">
      <style:paragraph-properties fo:line-height="115%" fo:text-align="center" style:justify-single-word="false"/>
      <style:text-properties style:font-name="FreeSans" fo:font-size="14pt" fo:letter-spacing="0.035cm" fo:font-weight="normal" officeooo:rsid="00f4c217" officeooo:paragraph-rsid="00fe259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15%"/>
      <style:text-properties style:font-name="FreeSans" fo:font-size="14pt" officeooo:paragraph-rsid="01013691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FreeSans" fo:font-size="14pt" officeooo:rsid="00f2ce7d" officeooo:paragraph-rsid="00f2ce7d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officeooo:rsid="01013691" officeooo:paragraph-rsid="01013691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FreeSans" fo:font-size="14pt" officeooo:rsid="01013691" officeooo:paragraph-rsid="0107285d" style:font-size-asian="14pt" style:font-size-complex="14pt"/>
    </style:style>
    <style:style style:name="P58" style:family="paragraph" style:parent-style-name="Standard">
      <style:paragraph-properties fo:line-height="115%"/>
      <style:text-properties style:font-name="FreeSans" fo:font-size="14pt" officeooo:rsid="013e35fd" officeooo:paragraph-rsid="013e35fd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font-weight="normal" officeooo:rsid="0114440b" officeooo:paragraph-rsid="01017ee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63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0b1b19" officeooo:paragraph-rsid="01093f53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3d94dc" officeooo:paragraph-rsid="013d94d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8127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f9c6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a4423" officeooo:paragraph-rsid="00da442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3612ae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5fc73b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da4423" officeooo:paragraph-rsid="00da442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c2636" officeooo:paragraph-rsid="003c2636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359f25" officeooo:paragraph-rsid="013cbb4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59f25" officeooo:paragraph-rsid="012dfcd2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013691" officeooo:paragraph-rsid="013cbb4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cbb4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f9c6d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2c837" officeooo:paragraph-rsid="0142c83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43d634" officeooo:paragraph-rsid="0143d634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f2ce7d" officeooo:paragraph-rsid="0140951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4pt" fo:letter-spacing="0.035cm" fo:font-style="italic" fo:text-shadow="none" style:text-underline-style="none" fo:font-weight="bold" officeooo:rsid="003612ae" officeooo:paragraph-rsid="003612ae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f2ce7d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f2ce7d" officeooo:paragraph-rsid="01017ee8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612ae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70dfa" officeooo:paragraph-rsid="00370dfa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aa9de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0f2ce7d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1035e6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d17a" officeooo:paragraph-rsid="003cd17a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035e62" officeooo:paragraph-rsid="01035e62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134f5fd" officeooo:paragraph-rsid="013cbb41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454100" officeooo:paragraph-rsid="01454100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4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05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06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07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108" style:family="paragraph" style:parent-style-name="PSI_20_-_20_Normal">
      <style:text-properties style:font-name="FreeSans" fo:font-size="14pt" officeooo:paragraph-rsid="00598a96" style:font-size-asian="14pt" style:font-size-complex="14pt"/>
    </style:style>
    <style:style style:name="P109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110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111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112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113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114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115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116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117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118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119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120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121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122" style:family="paragraph" style:parent-style-name="Standard" style:list-style-name="L7">
      <style:paragraph-properties fo:line-height="115%"/>
      <style:text-properties style:font-name="FreeSans" fo:font-size="14pt" fo:letter-spacing="0.035cm" officeooo:rsid="00cd7fe5" officeooo:paragraph-rsid="00cd7fe5" style:font-size-asian="14pt" style:font-size-complex="14pt"/>
    </style:style>
    <style:style style:name="P123" style:family="paragraph" style:parent-style-name="Standard" style:list-style-name="L7">
      <style:paragraph-properties fo:line-height="115%"/>
      <style:text-properties style:font-name="FreeSans" fo:font-size="14pt" fo:letter-spacing="0.035cm" officeooo:rsid="00a29801" officeooo:paragraph-rsid="00a489a4" style:font-size-asian="14pt" style:font-size-complex="14pt"/>
    </style:style>
    <style:style style:name="P124" style:family="paragraph" style:parent-style-name="Standard" style:list-style-name="L7">
      <style:paragraph-properties fo:line-height="115%"/>
      <style:text-properties style:font-name="FreeSans" fo:font-size="14pt" fo:letter-spacing="0.035cm" officeooo:rsid="009f34bc" officeooo:paragraph-rsid="009f34bc" style:font-size-asian="14pt" style:font-size-complex="14pt"/>
    </style:style>
    <style:style style:name="P125" style:family="paragraph" style:parent-style-name="Standard" style:list-style-name="L7">
      <style:paragraph-properties fo:line-height="115%"/>
      <style:text-properties style:font-name="FreeSans" fo:font-size="14pt" fo:letter-spacing="0.035cm" officeooo:rsid="00ac7bc2" officeooo:paragraph-rsid="00ac7bc2" style:font-size-asian="14pt" style:font-size-complex="14pt"/>
    </style:style>
    <style:style style:name="P126" style:family="paragraph" style:parent-style-name="Standard" style:list-style-name="L7">
      <style:paragraph-properties fo:line-height="115%"/>
      <style:text-properties style:font-name="FreeSans" fo:font-size="14pt" fo:letter-spacing="0.035cm" officeooo:rsid="00b17229" officeooo:paragraph-rsid="00b17229" style:font-size-asian="14pt" style:font-size-complex="14pt"/>
    </style:style>
    <style:style style:name="P127" style:family="paragraph" style:parent-style-name="Standard" style:list-style-name="L7">
      <style:paragraph-properties fo:line-height="115%"/>
      <style:text-properties style:font-name="FreeSans" fo:font-size="14pt" fo:letter-spacing="0.035cm" officeooo:rsid="00a80777" officeooo:paragraph-rsid="00a95586" style:font-size-asian="14pt" style:font-size-complex="14pt"/>
    </style:style>
    <style:style style:name="P128" style:family="paragraph" style:parent-style-name="Standard" style:list-style-name="L7">
      <style:paragraph-properties fo:line-height="115%"/>
      <style:text-properties style:font-name="FreeSans" fo:font-size="14pt" fo:letter-spacing="0.035cm" officeooo:rsid="00a95586" officeooo:paragraph-rsid="00aa8fa0" style:font-size-asian="14pt" style:font-size-complex="14pt"/>
    </style:style>
    <style:style style:name="P129" style:family="paragraph" style:parent-style-name="Standard" style:list-style-name="L7">
      <style:paragraph-properties fo:line-height="115%"/>
      <style:text-properties style:font-name="FreeSans" fo:font-size="14pt" fo:letter-spacing="0.035cm" officeooo:rsid="00ae80eb" officeooo:paragraph-rsid="00ae80eb" style:font-size-asian="14pt" style:font-size-complex="14pt"/>
    </style:style>
    <style:style style:name="P130" style:family="paragraph" style:parent-style-name="Standard" style:list-style-name="L7">
      <style:paragraph-properties fo:line-height="115%"/>
      <style:text-properties style:font-name="FreeSans" fo:font-size="14pt" fo:letter-spacing="0.035cm" officeooo:rsid="00b2c9b3" officeooo:paragraph-rsid="00b2c9b3" style:font-size-asian="14pt" style:font-size-complex="14pt"/>
    </style:style>
    <style:style style:name="P131" style:family="paragraph" style:parent-style-name="Standard" style:list-style-name="L7">
      <style:paragraph-properties fo:line-height="115%"/>
      <style:text-properties style:font-name="FreeSans" fo:font-size="14pt" fo:letter-spacing="0.035cm" officeooo:rsid="00b3960d" officeooo:paragraph-rsid="00b3960d" style:font-size-asian="14pt" style:font-size-complex="14pt"/>
    </style:style>
    <style:style style:name="P132" style:family="paragraph" style:parent-style-name="Standard" style:list-style-name="L7">
      <style:paragraph-properties fo:line-height="115%"/>
      <style:text-properties style:font-name="FreeSans" fo:font-size="14pt" fo:letter-spacing="0.035cm" officeooo:rsid="00af7572" officeooo:paragraph-rsid="00af7572" style:font-size-asian="14pt" style:font-size-complex="14pt"/>
    </style:style>
    <style:style style:name="P133" style:family="paragraph" style:parent-style-name="Standard" style:list-style-name="L8">
      <style:paragraph-properties fo:line-height="115%"/>
      <style:text-properties style:font-name="FreeSans" fo:font-size="14pt" fo:letter-spacing="0.035cm" officeooo:rsid="00cefe29" officeooo:paragraph-rsid="00cefe29" style:font-size-asian="14pt" style:font-size-complex="14pt"/>
    </style:style>
    <style:style style:name="P134" style:family="paragraph" style:parent-style-name="Standard" style:list-style-name="L8">
      <style:paragraph-properties fo:line-height="115%"/>
      <style:text-properties style:font-name="FreeSans" fo:font-size="14pt" fo:letter-spacing="0.035cm" officeooo:rsid="00b8764b" officeooo:paragraph-rsid="00b8764b" style:font-size-asian="14pt" style:font-size-complex="14pt"/>
    </style:style>
    <style:style style:name="P135" style:family="paragraph" style:parent-style-name="Standard" style:list-style-name="L8">
      <style:paragraph-properties fo:line-height="115%"/>
      <style:text-properties style:font-name="FreeSans" fo:font-size="14pt" fo:letter-spacing="0.035cm" officeooo:rsid="00b88780" officeooo:paragraph-rsid="00b88780" style:font-size-asian="14pt" style:font-size-complex="14pt"/>
    </style:style>
    <style:style style:name="P136" style:family="paragraph" style:parent-style-name="Standard" style:list-style-name="L8">
      <style:paragraph-properties fo:line-height="115%"/>
      <style:text-properties style:font-name="FreeSans" fo:font-size="14pt" fo:letter-spacing="0.035cm" officeooo:rsid="00b9ce4a" officeooo:paragraph-rsid="00b9ce4a" style:font-size-asian="14pt" style:font-size-complex="14pt"/>
    </style:style>
    <style:style style:name="P137" style:family="paragraph" style:parent-style-name="Standard" style:list-style-name="L8">
      <style:paragraph-properties fo:line-height="115%"/>
      <style:text-properties style:font-name="FreeSans" fo:font-size="14pt" fo:letter-spacing="0.035cm" officeooo:rsid="00c7c6f3" officeooo:paragraph-rsid="00c7c6f3" style:font-size-asian="14pt" style:font-size-complex="14pt"/>
    </style:style>
    <style:style style:name="P138" style:family="paragraph" style:parent-style-name="Standard" style:list-style-name="L8">
      <style:paragraph-properties fo:line-height="115%"/>
      <style:text-properties style:font-name="FreeSans" fo:font-size="14pt" fo:letter-spacing="0.035cm" officeooo:rsid="00c047d9" officeooo:paragraph-rsid="00c047d9" style:font-size-asian="14pt" style:font-size-complex="14pt"/>
    </style:style>
    <style:style style:name="P139" style:family="paragraph" style:parent-style-name="Standard" style:list-style-name="L8">
      <style:paragraph-properties fo:line-height="115%"/>
      <style:text-properties style:font-name="FreeSans" fo:font-size="14pt" fo:letter-spacing="0.035cm" officeooo:rsid="00c3caed" officeooo:paragraph-rsid="00c3caed" style:font-size-asian="14pt" style:font-size-complex="14pt"/>
    </style:style>
    <style:style style:name="P140" style:family="paragraph" style:parent-style-name="Standard" style:list-style-name="L8">
      <style:paragraph-properties fo:line-height="115%"/>
      <style:text-properties style:font-name="FreeSans" fo:font-size="14pt" fo:letter-spacing="0.035cm" officeooo:rsid="00d5d7d4" officeooo:paragraph-rsid="0172a2ee" style:font-size-asian="14pt" style:font-size-complex="14pt"/>
    </style:style>
    <style:style style:name="P141" style:family="paragraph" style:parent-style-name="Standard" style:list-style-name="L8">
      <style:paragraph-properties fo:line-height="115%"/>
      <style:text-properties style:font-name="FreeSans" fo:font-size="14pt" fo:letter-spacing="0.035cm" officeooo:rsid="00c59410" officeooo:paragraph-rsid="00c59410" style:font-size-asian="14pt" style:font-size-complex="14pt"/>
    </style:style>
    <style:style style:name="P142" style:family="paragraph" style:parent-style-name="Standard" style:list-style-name="L8">
      <style:paragraph-properties fo:line-height="115%"/>
      <style:text-properties style:font-name="FreeSans" fo:font-size="14pt" fo:letter-spacing="0.035cm" officeooo:rsid="00cf9500" officeooo:paragraph-rsid="00d43eec" style:font-size-asian="14pt" style:font-size-complex="14pt"/>
    </style:style>
    <style:style style:name="P143" style:family="paragraph" style:parent-style-name="Standard" style:list-style-name="L10">
      <style:paragraph-properties fo:line-height="115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44" style:family="paragraph" style:parent-style-name="Standard">
      <style:paragraph-properties fo:line-height="115%"/>
      <style:text-properties style:font-name="FreeSans" fo:font-size="14pt" fo:letter-spacing="0.035cm" officeooo:rsid="003d6d3a" officeooo:paragraph-rsid="017855ea" style:font-size-asian="14pt" style:font-size-complex="14pt"/>
    </style:style>
    <style:style style:name="P145" style:family="paragraph" style:parent-style-name="Standard" style:list-style-name="L6">
      <style:paragraph-properties fo:line-height="115%"/>
      <style:text-properties style:font-name="FreeSans" fo:font-size="14pt" officeooo:paragraph-rsid="009d6a8a" style:font-size-asian="14pt" style:font-size-complex="14pt"/>
    </style:style>
    <style:style style:name="P146" style:family="paragraph" style:parent-style-name="Standard" style:list-style-name="L6">
      <style:paragraph-properties fo:line-height="115%"/>
      <style:text-properties style:font-name="FreeSans" fo:font-size="14pt" officeooo:paragraph-rsid="017855ea" style:font-size-asian="14pt" style:font-size-complex="14pt"/>
    </style:style>
    <style:style style:name="P147" style:family="paragraph" style:parent-style-name="Standard" style:list-style-name="L9">
      <style:paragraph-properties fo:line-height="115%"/>
      <style:text-properties style:font-name="FreeSans" fo:font-size="14pt" officeooo:paragraph-rsid="00f2ce7d" style:font-size-asian="14pt" style:font-size-complex="14pt"/>
    </style:style>
    <style:style style:name="P148" style:family="paragraph" style:parent-style-name="Standard">
      <style:text-properties style:font-name="FreeSans" fo:font-size="14pt" officeooo:rsid="0175b9d6" officeooo:paragraph-rsid="0175b9d6" style:font-size-asian="14pt" style:font-size-complex="14pt"/>
    </style:style>
    <style:style style:name="P149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150" style:family="paragraph" style:parent-style-name="Standard">
      <style:paragraph-properties fo:line-height="115%"/>
      <style:text-properties style:font-name="FreeSans" fo:font-size="15pt" fo:letter-spacing="0.035cm" officeooo:rsid="017855ea" officeooo:paragraph-rsid="017855ea" style:font-size-asian="13.1000003814697pt" style:font-size-complex="15pt"/>
    </style:style>
    <style:style style:name="P15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616c83" officeooo:paragraph-rsid="017855ea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5b9d6" officeooo:paragraph-rsid="0175b9d6" style:font-size-asian="14pt" style:font-weight-asian="normal" style:font-size-complex="14pt" style:font-weight-complex="normal"/>
    </style:style>
    <style:style style:name="P159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24159" officeooo:paragraph-rsid="01124159" style:font-size-asian="14pt" style:font-weight-asian="normal" style:font-size-complex="14pt" style:font-weight-complex="normal"/>
    </style:style>
    <style:style style:name="P160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4440b" officeooo:paragraph-rsid="0114440b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line-height="150%"/>
      <style:text-properties officeooo:paragraph-rsid="00ff249a"/>
    </style:style>
    <style:style style:name="P162" style:family="paragraph" style:parent-style-name="Standard">
      <style:paragraph-properties fo:line-height="150%"/>
      <style:text-properties officeooo:paragraph-rsid="003cd17a"/>
    </style:style>
    <style:style style:name="P163" style:family="paragraph" style:parent-style-name="Standard">
      <style:paragraph-properties fo:line-height="150%"/>
      <style:text-properties officeooo:paragraph-rsid="00f2ce7d"/>
    </style:style>
    <style:style style:name="P164" style:family="paragraph" style:parent-style-name="Standard">
      <style:paragraph-properties fo:line-height="115%"/>
      <style:text-properties officeooo:paragraph-rsid="01093f53"/>
    </style:style>
    <style:style style:name="P165" style:family="paragraph" style:parent-style-name="Standard">
      <style:paragraph-properties fo:line-height="115%" fo:break-before="page"/>
      <style:text-properties style:font-name="Lora" fo:font-size="25pt" fo:letter-spacing="0.035cm" officeooo:rsid="00324085" officeooo:paragraph-rsid="00324085" style:font-size-asian="25pt" style:font-size-complex="25pt"/>
    </style:style>
    <style:style style:name="P166" style:family="paragraph" style:parent-style-name="Table_20_Contents">
      <style:paragraph-properties fo:text-align="center" style:justify-single-word="false"/>
      <style:text-properties officeooo:paragraph-rsid="0173ddd7"/>
    </style:style>
    <style:style style:name="P167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5fdce7" officeooo:paragraph-rsid="015fdce7" style:font-size-asian="14pt" style:font-size-complex="14pt"/>
    </style:style>
    <style:style style:name="P168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169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170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3a382" officeooo:paragraph-rsid="0163a382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172" style:family="paragraph" style:parent-style-name="Table_20_Contents">
      <style:paragraph-properties fo:text-align="justify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FreeSans" fo:font-size="14pt" officeooo:rsid="00dc300f" officeooo:paragraph-rsid="00dc300f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820c0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173ddd7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28343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598f1" style:font-size-asian="14pt" style:font-size-complex="14pt"/>
    </style:style>
    <style:style style:name="P178" style:family="paragraph" style:parent-style-name="Table_20_Contents">
      <style:paragraph-properties fo:text-align="justify" style:justify-single-word="false"/>
      <style:text-properties style:font-name="FreeSans" fo:font-size="14pt" officeooo:rsid="01501a07" officeooo:paragraph-rsid="01501a07" style:font-size-asian="14pt" style:font-size-complex="14pt"/>
    </style:style>
    <style:style style:name="P179" style:family="paragraph" style:parent-style-name="Table_20_Contents">
      <style:paragraph-properties fo:text-align="justify" style:justify-single-word="false"/>
      <style:text-properties style:font-name="FreeSans" fo:font-size="14pt" officeooo:rsid="0156bdb8" officeooo:paragraph-rsid="0156bdb8" style:font-size-asian="14pt" style:font-size-complex="14pt"/>
    </style:style>
    <style:style style:name="P180" style:family="paragraph" style:parent-style-name="Table_20_Contents">
      <style:paragraph-properties fo:text-align="justify" style:justify-single-word="false"/>
      <style:text-properties style:font-name="FreeSans" fo:font-size="14pt" officeooo:rsid="01525a13" officeooo:paragraph-rsid="01525a13" style:font-size-asian="14pt" style:font-size-complex="14pt"/>
    </style:style>
    <style:style style:name="P181" style:family="paragraph" style:parent-style-name="Table_20_Contents">
      <style:paragraph-properties fo:text-align="justify" style:justify-single-word="false"/>
      <style:text-properties style:font-name="FreeSans" fo:font-size="14pt" officeooo:rsid="015689fe" officeooo:paragraph-rsid="015689fe" style:font-size-asian="14pt" style:font-size-complex="14pt"/>
    </style:style>
    <style:style style:name="P182" style:family="paragraph" style:parent-style-name="Table_20_Contents">
      <style:paragraph-properties fo:text-align="justify" style:justify-single-word="false"/>
      <style:text-properties style:font-name="FreeSans" fo:font-size="14pt" officeooo:rsid="015c8a72" officeooo:paragraph-rsid="015c8a72" style:font-size-asian="14pt" style:font-size-complex="14pt"/>
    </style:style>
    <style:style style:name="P183" style:family="paragraph" style:parent-style-name="Table_20_Contents">
      <style:paragraph-properties fo:text-align="justify" style:justify-single-word="false"/>
      <style:text-properties style:font-name="FreeSans" fo:font-size="14pt" officeooo:rsid="015985d3" officeooo:paragraph-rsid="015985d3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85" style:family="paragraph" style:parent-style-name="Table_20_Contents">
      <style:paragraph-properties fo:text-align="justify" style:justify-single-word="false"/>
      <style:text-properties style:font-name="FreeSans" fo:font-size="14pt" officeooo:rsid="00de9ee1" officeooo:paragraph-rsid="00de9ee1" style:font-size-asian="14pt" style:font-size-complex="14pt"/>
    </style:style>
    <style:style style:name="P186" style:family="paragraph" style:parent-style-name="Table_20_Contents">
      <style:paragraph-properties fo:text-align="justify" style:justify-single-word="false"/>
      <style:text-properties style:font-name="FreeSans" fo:font-size="14pt" officeooo:rsid="00dcf533" officeooo:paragraph-rsid="00dcf533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FreeSans" fo:font-size="14pt" officeooo:rsid="009aca14" officeooo:paragraph-rsid="009aca14" style:font-size-asian="14pt" style:font-size-complex="14pt"/>
    </style:style>
    <style:style style:name="P188" style:family="paragraph" style:parent-style-name="Table_20_Contents">
      <style:paragraph-properties fo:text-align="justify" style:justify-single-word="false"/>
      <style:text-properties style:font-name="FreeSans" fo:font-size="14pt" officeooo:rsid="009c69be" officeooo:paragraph-rsid="009c69be" style:font-size-asian="14pt" style:font-size-complex="14pt"/>
    </style:style>
    <style:style style:name="P189" style:family="paragraph" style:parent-style-name="Table_20_Contents">
      <style:paragraph-properties fo:text-align="justify" style:justify-single-word="false"/>
      <style:text-properties style:font-name="FreeSans" fo:font-size="14pt" officeooo:rsid="0080b426" officeooo:paragraph-rsid="0080b426" style:font-size-asian="14pt" style:font-size-complex="14pt"/>
    </style:style>
    <style:style style:name="P190" style:family="paragraph" style:parent-style-name="Table_20_Contents">
      <style:paragraph-properties fo:text-align="justify" style:justify-single-word="false"/>
      <style:text-properties style:font-name="FreeSans" fo:font-size="14pt" officeooo:rsid="008f4490" officeooo:paragraph-rsid="008f4490" style:font-size-asian="14pt" style:font-size-complex="14pt"/>
    </style:style>
    <style:style style:name="P191" style:family="paragraph" style:parent-style-name="Table_20_Contents">
      <style:paragraph-properties fo:text-align="justify" style:justify-single-word="false"/>
      <style:text-properties style:font-name="FreeSans" fo:font-size="14pt" officeooo:rsid="007e1d97" officeooo:paragraph-rsid="007e1d97" style:font-size-asian="14pt" style:font-size-complex="14pt"/>
    </style:style>
    <style:style style:name="P192" style:family="paragraph" style:parent-style-name="Table_20_Contents">
      <style:paragraph-properties fo:text-align="justify" style:justify-single-word="false"/>
      <style:text-properties style:font-name="FreeSans" fo:font-size="14pt" officeooo:rsid="008afe02" officeooo:paragraph-rsid="008afe02" style:font-size-asian="14pt" style:font-size-complex="14pt"/>
    </style:style>
    <style:style style:name="P193" style:family="paragraph" style:parent-style-name="Table_20_Contents">
      <style:paragraph-properties fo:text-align="justify" style:justify-single-word="false"/>
      <style:text-properties style:font-name="FreeSans" fo:font-size="14pt" officeooo:rsid="0089a2cf" officeooo:paragraph-rsid="0089a2cf" style:font-size-asian="14pt" style:font-size-complex="14pt"/>
    </style:style>
    <style:style style:name="P194" style:family="paragraph" style:parent-style-name="Table_20_Contents">
      <style:paragraph-properties fo:text-align="justify" style:justify-single-word="false"/>
      <style:text-properties style:font-name="FreeSans" fo:font-size="14pt" officeooo:rsid="00896bbb" officeooo:paragraph-rsid="00896bbb" style:font-size-asian="14pt" style:font-size-complex="14pt"/>
    </style:style>
    <style:style style:name="P195" style:family="paragraph" style:parent-style-name="Table_20_Contents">
      <style:paragraph-properties fo:text-align="justify" style:justify-single-word="false"/>
      <style:text-properties style:font-name="FreeSans" fo:font-size="14pt" officeooo:rsid="00885966" officeooo:paragraph-rsid="00885966" style:font-size-asian="14pt" style:font-size-complex="14pt"/>
    </style:style>
    <style:style style:name="P196" style:family="paragraph" style:parent-style-name="Table_20_Contents">
      <style:paragraph-properties fo:text-align="justify" style:justify-single-word="false"/>
      <style:text-properties style:font-name="FreeSans" fo:font-size="14pt" officeooo:rsid="00858972" officeooo:paragraph-rsid="00858972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fc73b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cb321" style:font-size-asian="14pt" style:font-size-complex="14pt"/>
    </style:style>
    <style:style style:name="P199" style:family="paragraph" style:parent-style-name="Table_20_Contents">
      <style:paragraph-properties fo:text-align="justify" style:justify-single-word="false"/>
      <style:text-properties style:font-name="FreeSans" fo:font-size="14pt" officeooo:rsid="008dcb27" officeooo:paragraph-rsid="008dcb27" style:font-size-asian="14pt" style:font-size-complex="14pt"/>
    </style:style>
    <style:style style:name="P200" style:family="paragraph" style:parent-style-name="Table_20_Contents">
      <style:paragraph-properties fo:text-align="justify" style:justify-single-word="false"/>
      <style:text-properties style:font-name="FreeSans" fo:font-size="14pt" officeooo:rsid="00794fec" officeooo:paragraph-rsid="00794fec" style:font-size-asian="14pt" style:font-size-complex="14pt"/>
    </style:style>
    <style:style style:name="P201" style:family="paragraph" style:parent-style-name="Table_20_Contents">
      <style:paragraph-properties fo:text-align="justify" style:justify-single-word="false"/>
      <style:text-properties style:font-name="FreeSans" fo:font-size="14pt" officeooo:rsid="00776390" officeooo:paragraph-rsid="00776390" style:font-size-asian="14pt" style:font-size-complex="14pt"/>
    </style:style>
    <style:style style:name="P202" style:family="paragraph" style:parent-style-name="Table_20_Contents">
      <style:paragraph-properties fo:text-align="justify" style:justify-single-word="false"/>
      <style:text-properties style:font-name="FreeSans" fo:font-size="14pt" officeooo:rsid="0074d82e" officeooo:paragraph-rsid="0074d82e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da4423" officeooo:paragraph-rsid="00da4423" style:font-size-asian="14pt" style:font-weight-asian="bold" style:font-size-complex="14pt" style:font-weight-complex="bold"/>
    </style:style>
    <style:style style:name="P204" style:family="paragraph" style:parent-style-name="Table_20_Contents">
      <style:text-properties style:font-name="FreeSans" fo:font-size="14pt" fo:font-weight="bold" officeooo:rsid="00da4423" officeooo:paragraph-rsid="0099f4f0" style:font-size-asian="14pt" style:font-weight-asian="bold" style:font-size-complex="14pt" style:font-weight-complex="bold"/>
    </style:style>
    <style:style style:name="P205" style:family="paragraph" style:parent-style-name="Table_20_Contents">
      <style:text-properties style:font-name="FreeSans" fo:font-size="14pt" fo:font-weight="bold" officeooo:rsid="00da4423" officeooo:paragraph-rsid="009aca14" style:font-size-asian="14pt" style:font-weight-asian="bold" style:font-size-complex="14pt" style:font-weight-complex="bold"/>
    </style:style>
    <style:style style:name="P206" style:family="paragraph" style:parent-style-name="Table_20_Contents">
      <style:text-properties officeooo:paragraph-rsid="00eb411c"/>
    </style:style>
    <style:style style:name="P207" style:family="paragraph" style:parent-style-name="Table_20_Contents">
      <style:text-properties officeooo:paragraph-rsid="00ea6e79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209" style:family="paragraph" style:parent-style-name="Table_20_Contents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210" style:family="paragraph">
      <loext:graphic-properties draw:fill-color="#2c3756"/>
    </style:style>
    <style:style style:name="P21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21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5fc73b" style:font-weight-asian="bold" style:font-weight-complex="bold"/>
    </style:style>
    <style:style style:name="T7" style:family="text">
      <style:text-properties fo:font-weight="bold" officeooo:rsid="00616c83" style:font-weight-asian="bold" style:font-weight-complex="bold"/>
    </style:style>
    <style:style style:name="T8" style:family="text">
      <style:text-properties fo:font-weight="bold" officeooo:rsid="0064ac39" style:font-weight-asian="bold" style:font-weight-complex="bold"/>
    </style:style>
    <style:style style:name="T9" style:family="text">
      <style:text-properties fo:font-weight="bold" officeooo:rsid="016f925b" style:font-weight-asian="bold" style:font-weight-complex="bold"/>
    </style:style>
    <style:style style:name="T10" style:family="text">
      <style:text-properties officeooo:rsid="002a61b8"/>
    </style:style>
    <style:style style:name="T11" style:family="text">
      <style:text-properties officeooo:rsid="002f1e74"/>
    </style:style>
    <style:style style:name="T12" style:family="text">
      <style:text-properties officeooo:rsid="003aa9de"/>
    </style:style>
    <style:style style:name="T13" style:family="text">
      <style:text-properties officeooo:rsid="003cd17a"/>
    </style:style>
    <style:style style:name="T14" style:family="text">
      <style:text-properties officeooo:rsid="003d8133"/>
    </style:style>
    <style:style style:name="T15" style:family="text">
      <style:text-properties officeooo:rsid="003eef37"/>
    </style:style>
    <style:style style:name="T16" style:family="text">
      <style:text-properties officeooo:rsid="0040fc60"/>
    </style:style>
    <style:style style:name="T17" style:family="text">
      <style:text-properties officeooo:rsid="00462042"/>
    </style:style>
    <style:style style:name="T18" style:family="text">
      <style:text-properties officeooo:rsid="004b6073"/>
    </style:style>
    <style:style style:name="T19" style:family="text">
      <style:text-properties officeooo:rsid="004ea01c"/>
    </style:style>
    <style:style style:name="T20" style:family="text">
      <style:text-properties officeooo:rsid="005264da"/>
    </style:style>
    <style:style style:name="T21" style:family="text">
      <style:text-properties officeooo:rsid="0057f806"/>
    </style:style>
    <style:style style:name="T22" style:family="text">
      <style:text-properties officeooo:rsid="005b7a70"/>
    </style:style>
    <style:style style:name="T23" style:family="text">
      <style:text-properties fo:font-weight="normal" officeooo:rsid="005cb321" style:font-weight-asian="normal" style:font-weight-complex="normal"/>
    </style:style>
    <style:style style:name="T24" style:family="text">
      <style:text-properties officeooo:rsid="00616c83"/>
    </style:style>
    <style:style style:name="T25" style:family="text">
      <style:text-properties officeooo:rsid="0064ac39"/>
    </style:style>
    <style:style style:name="T26" style:family="text">
      <style:text-properties officeooo:rsid="006772c4"/>
    </style:style>
    <style:style style:name="T27" style:family="text">
      <style:text-properties officeooo:rsid="00690cf0"/>
    </style:style>
    <style:style style:name="T28" style:family="text">
      <style:text-properties officeooo:rsid="006afbe0"/>
    </style:style>
    <style:style style:name="T29" style:family="text">
      <style:text-properties officeooo:rsid="007691ba"/>
    </style:style>
    <style:style style:name="T30" style:family="text">
      <style:text-properties officeooo:rsid="007afc69"/>
    </style:style>
    <style:style style:name="T31" style:family="text">
      <style:text-properties officeooo:rsid="008626f2"/>
    </style:style>
    <style:style style:name="T32" style:family="text">
      <style:text-properties officeooo:rsid="0087edd9"/>
    </style:style>
    <style:style style:name="T33" style:family="text">
      <style:text-properties officeooo:rsid="0088b9cf"/>
    </style:style>
    <style:style style:name="T34" style:family="text">
      <style:text-properties officeooo:rsid="0089c943"/>
    </style:style>
    <style:style style:name="T35" style:family="text">
      <style:text-properties officeooo:rsid="008bdcea"/>
    </style:style>
    <style:style style:name="T36" style:family="text">
      <style:text-properties officeooo:rsid="008e3e94"/>
    </style:style>
    <style:style style:name="T37" style:family="text">
      <style:text-properties officeooo:rsid="008ed864"/>
    </style:style>
    <style:style style:name="T38" style:family="text">
      <style:text-properties officeooo:rsid="00937eda"/>
    </style:style>
    <style:style style:name="T39" style:family="text">
      <style:text-properties style:use-window-font-color="true" fo:letter-spacing="0.035cm"/>
    </style:style>
    <style:style style:name="T40" style:family="text">
      <style:text-properties style:use-window-font-color="true" fo:letter-spacing="0.035cm" officeooo:rsid="01261f3f"/>
    </style:style>
    <style:style style:name="T41" style:family="text">
      <style:text-properties style:use-window-font-color="true" style:font-name="FreeSans" fo:font-size="14pt" fo:letter-spacing="0.035cm" fo:font-weight="normal" officeooo:rsid="00f2ce7d" style:font-size-asian="14pt" style:font-weight-asian="normal" style:font-size-complex="14pt" style:font-weight-complex="normal"/>
    </style:style>
    <style:style style:name="T42" style:family="text">
      <style:text-properties style:use-window-font-color="true" style:font-name="FreeSans" fo:font-size="14pt" fo:letter-spacing="0.035cm" fo:font-weight="normal" officeooo:rsid="01093f53" style:font-size-asian="14pt" style:font-weight-asian="normal" style:font-size-complex="14pt" style:font-weight-complex="normal"/>
    </style:style>
    <style:style style:name="T43" style:family="text">
      <style:text-properties style:use-window-font-color="true" style:font-name="FreeSans" fo:font-size="14pt" fo:letter-spacing="0.035cm" fo:font-weight="normal" officeooo:rsid="012a21cc" style:font-size-asian="14pt" style:font-weight-asian="normal" style:font-size-complex="14pt" style:font-weight-complex="normal"/>
    </style:style>
    <style:style style:name="T44" style:family="text">
      <style:text-properties style:use-window-font-color="true" style:font-name="FreeSans" fo:font-size="14pt" fo:letter-spacing="0.035cm" fo:font-weight="normal" officeooo:rsid="010b1b19" style:font-size-asian="14pt" style:font-weight-asian="normal" style:font-size-complex="14pt" style:font-weight-complex="normal"/>
    </style:style>
    <style:style style:name="T45" style:family="text">
      <style:text-properties style:use-window-font-color="true" style:font-name="FreeSans" fo:font-size="14pt" fo:letter-spacing="0.035cm" fo:font-weight="normal" officeooo:rsid="0175b9d6" style:font-size-asian="14pt" style:font-weight-asian="normal" style:font-size-complex="14pt" style:font-weight-complex="normal"/>
    </style:style>
    <style:style style:name="T46" style:family="text">
      <style:text-properties officeooo:rsid="009ee6ba"/>
    </style:style>
    <style:style style:name="T47" style:family="text">
      <style:text-properties officeooo:rsid="00a0d17a"/>
    </style:style>
    <style:style style:name="T48" style:family="text">
      <style:text-properties officeooo:rsid="00a489a4"/>
    </style:style>
    <style:style style:name="T49" style:family="text">
      <style:text-properties officeooo:rsid="00a95586"/>
    </style:style>
    <style:style style:name="T50" style:family="text">
      <style:text-properties officeooo:rsid="00af7572"/>
    </style:style>
    <style:style style:name="T51" style:family="text">
      <style:text-properties officeooo:rsid="00b14c3f"/>
    </style:style>
    <style:style style:name="T52" style:family="text">
      <style:text-properties officeooo:rsid="00b51a65"/>
    </style:style>
    <style:style style:name="T53" style:family="text">
      <style:text-properties officeooo:rsid="00b5a14a"/>
    </style:style>
    <style:style style:name="T54" style:family="text">
      <style:text-properties officeooo:rsid="00b75ee5"/>
    </style:style>
    <style:style style:name="T55" style:family="text">
      <style:text-properties officeooo:rsid="00be0f0d"/>
    </style:style>
    <style:style style:name="T56" style:family="text">
      <style:text-properties officeooo:rsid="00c40ff6"/>
    </style:style>
    <style:style style:name="T57" style:family="text">
      <style:text-properties officeooo:rsid="00c75170"/>
    </style:style>
    <style:style style:name="T58" style:family="text">
      <style:text-properties officeooo:rsid="00cc3c67"/>
    </style:style>
    <style:style style:name="T59" style:family="text">
      <style:text-properties officeooo:rsid="00d06a8f"/>
    </style:style>
    <style:style style:name="T60" style:family="text">
      <style:text-properties officeooo:rsid="00de9ee1"/>
    </style:style>
    <style:style style:name="T61" style:family="text">
      <style:text-properties officeooo:rsid="00e09199"/>
    </style:style>
    <style:style style:name="T62" style:family="text">
      <style:text-properties officeooo:rsid="00e65ab8"/>
    </style:style>
    <style:style style:name="T63" style:family="text">
      <style:text-properties fo:color="#8eb015"/>
    </style:style>
    <style:style style:name="T64" style:family="text">
      <style:text-properties fo:color="#8eb015" fo:letter-spacing="0.035cm" fo:font-weight="bold" style:font-weight-asian="bold" style:font-weight-complex="bold"/>
    </style:style>
    <style:style style:name="T65" style:family="text">
      <style:text-properties fo:color="#8eb015" fo:letter-spacing="0.035cm" fo:font-weight="bold" officeooo:rsid="003c2636" style:font-weight-asian="bold" style:font-weight-complex="bold"/>
    </style:style>
    <style:style style:name="T66" style:family="text">
      <style:text-properties fo:color="#8eb015" fo:letter-spacing="0.035cm" fo:font-weight="bold" officeooo:rsid="0107285d" style:font-weight-asian="bold" style:font-weight-complex="bold"/>
    </style:style>
    <style:style style:name="T67" style:family="text">
      <style:text-properties fo:color="#8eb015" fo:letter-spacing="0.035cm" fo:font-weight="bold" officeooo:rsid="0134f5fd" style:font-weight-asian="bold" style:font-weight-complex="bold"/>
    </style:style>
    <style:style style:name="T68" style:family="text">
      <style:text-properties fo:color="#8eb015" officeooo:rsid="003c2636"/>
    </style:style>
    <style:style style:name="T69" style:family="text">
      <style:text-properties fo:color="#8eb015" officeooo:rsid="0134f5fd"/>
    </style:style>
    <style:style style:name="T70" style:family="text">
      <style:text-properties fo:color="#8eb015" style:font-name="FreeSans" fo:font-size="14pt" fo:letter-spacing="0.035cm" fo:font-weight="bold" officeooo:rsid="003c2636" style:font-size-asian="14pt" style:font-weight-asian="bold" style:font-size-complex="14pt" style:font-weight-complex="bold"/>
    </style:style>
    <style:style style:name="T71" style:family="text">
      <style:text-properties fo:color="#8eb015" style:font-name="FreeSans" fo:font-size="14pt" fo:letter-spacing="0.035cm" fo:font-weight="bold" officeooo:rsid="003cd17a" style:font-size-asian="14pt" style:font-weight-asian="bold" style:font-size-complex="14pt" style:font-weight-complex="bold"/>
    </style:style>
    <style:style style:name="T72" style:family="text">
      <style:text-properties fo:color="#8eb015" style:font-name="FreeSans" fo:font-size="14pt" fo:letter-spacing="0.035cm" fo:font-weight="bold" officeooo:rsid="017677ea" style:font-size-asian="14pt" style:font-weight-asian="bold" style:font-size-complex="14pt" style:font-weight-complex="bold"/>
    </style:style>
    <style:style style:name="T73" style:family="text">
      <style:text-properties fo:color="#8eb015" style:font-name="FreeSans" fo:font-size="14pt" fo:letter-spacing="0.035cm" fo:font-weight="bold" officeooo:rsid="00f2ce7d" style:font-size-asian="14pt" style:font-weight-asian="bold" style:font-size-complex="14pt" style:font-weight-complex="bold"/>
    </style:style>
    <style:style style:name="T74" style:family="text">
      <style:text-properties officeooo:rsid="0134f5fd"/>
    </style:style>
    <style:style style:name="T75" style:family="text">
      <style:text-properties officeooo:rsid="013cbb41"/>
    </style:style>
    <style:style style:name="T76" style:family="text">
      <style:text-properties officeooo:rsid="0140951f"/>
    </style:style>
    <style:style style:name="T77" style:family="text">
      <style:text-properties officeooo:rsid="0159accd"/>
    </style:style>
    <style:style style:name="T78" style:family="text">
      <style:text-properties fo:letter-spacing="0.035cm"/>
    </style:style>
    <style:style style:name="T79" style:family="text">
      <style:text-properties fo:letter-spacing="0.035cm" officeooo:rsid="0038d9ab"/>
    </style:style>
    <style:style style:name="T80" style:family="text">
      <style:text-properties fo:letter-spacing="0.035cm" officeooo:rsid="009d6a8a"/>
    </style:style>
    <style:style style:name="T81" style:family="text">
      <style:text-properties fo:letter-spacing="0.035cm" officeooo:rsid="00f2ce7d"/>
    </style:style>
    <style:style style:name="T82" style:family="text">
      <style:text-properties fo:letter-spacing="0.035cm" officeooo:rsid="00e886cf"/>
    </style:style>
    <style:style style:name="T83" style:family="text">
      <style:text-properties fo:letter-spacing="0.035cm" officeooo:rsid="01120f83"/>
    </style:style>
    <style:style style:name="T84" style:family="text">
      <style:text-properties fo:letter-spacing="0.035cm" style:text-underline-style="none"/>
    </style:style>
    <style:style style:name="T85" style:family="text">
      <style:text-properties fo:letter-spacing="0.035cm" officeooo:rsid="011394f5"/>
    </style:style>
    <style:style style:name="T86" style:family="text">
      <style:text-properties fo:letter-spacing="0.035cm" officeooo:rsid="01178a6b"/>
    </style:style>
    <style:style style:name="T87" style:family="text">
      <style:text-properties fo:letter-spacing="0.035cm" officeooo:rsid="012a21cc"/>
    </style:style>
    <style:style style:name="T88" style:family="text">
      <style:text-properties fo:letter-spacing="0.035cm" officeooo:rsid="010b1b19"/>
    </style:style>
    <style:style style:name="T89" style:family="text">
      <style:text-properties fo:letter-spacing="0.035cm" officeooo:rsid="0173ddd7"/>
    </style:style>
    <style:style style:name="T90" style:family="text">
      <style:text-properties fo:letter-spacing="0.035cm" officeooo:rsid="0057f806"/>
    </style:style>
    <style:style style:name="T91" style:family="text">
      <style:text-properties officeooo:rsid="014167dd"/>
    </style:style>
    <style:style style:name="T92" style:family="text">
      <style:text-properties officeooo:rsid="015fdce7"/>
    </style:style>
    <style:style style:name="T93" style:family="text">
      <style:text-properties officeooo:rsid="016f9188"/>
    </style:style>
    <style:style style:name="T94" style:family="text">
      <style:text-properties officeooo:rsid="0173ddd7"/>
    </style:style>
    <style:style style:name="T95" style:family="text">
      <style:text-properties style:font-name="FreeSans" fo:font-size="14pt" officeooo:rsid="0173ddd7" style:font-size-asian="14pt" style:font-size-complex="14pt"/>
    </style:style>
    <style:style style:name="T96" style:family="text">
      <style:text-properties style:font-name="FreeSans" fo:font-size="14pt" officeooo:rsid="00ea6e79" style:font-size-asian="14pt" style:font-size-complex="14pt"/>
    </style:style>
    <style:style style:name="T97" style:family="text">
      <style:text-properties style:font-name="FreeSans" fo:font-size="14pt" fo:font-weight="bold" officeooo:rsid="00eb411c" style:font-size-asian="14pt" style:font-weight-asian="bold" style:font-size-complex="14pt" style:font-weight-complex="bold"/>
    </style:style>
    <style:style style:name="T98" style:family="text">
      <style:text-properties style:font-name="FreeSans" fo:font-size="14pt" fo:font-weight="bold" officeooo:rsid="0173ddd7" style:font-size-asian="14pt" style:font-weight-asian="bold" style:font-size-complex="14pt" style:font-weight-complex="bold"/>
    </style:style>
    <style:style style:name="T99" style:family="text">
      <style:text-properties style:font-name="FreeSans" fo:font-size="14pt" fo:letter-spacing="0.035cm" officeooo:rsid="00f2ce7d" style:font-size-asian="14pt" style:font-size-complex="14pt"/>
    </style:style>
    <style:style style:name="T100" style:family="text">
      <style:text-properties style:font-name="FreeSans" fo:font-size="14pt" fo:letter-spacing="0.035cm" officeooo:rsid="017677ea" style:font-size-asian="14pt" style:font-size-complex="14pt"/>
    </style:style>
    <style:style style:name="T101" style:family="text">
      <style:text-properties fo:color="#405e01" style:font-name="FreeSans" fo:font-size="14pt" fo:letter-spacing="0.035cm" fo:font-weight="bold" officeooo:rsid="00ff249a" style:font-size-asian="14pt" style:font-weight-asian="bold" style:font-size-complex="14pt" style:font-weight-complex="bold"/>
    </style:style>
    <style:style style:name="T102" style:family="text">
      <style:text-properties fo:color="#405e01" style:font-name="FreeSans" fo:font-size="14pt" fo:letter-spacing="0.035cm" fo:font-weight="bold" officeooo:rsid="0173ddd7" style:font-size-asian="14pt" style:font-weight-asian="bold" style:font-size-complex="14pt" style:font-weight-complex="bold"/>
    </style:style>
    <style:style style:name="T103" style:family="text">
      <style:text-properties officeooo:rsid="0175b9d6"/>
    </style:style>
    <style:style style:name="T104" style:family="text">
      <style:text-properties officeooo:rsid="017677ea"/>
    </style:style>
    <style:style style:name="T105" style:family="text">
      <style:text-properties fo:color="#2c3756" fo:font-style="italic" style:font-style-asian="italic" style:font-style-complex="italic"/>
    </style:style>
    <style:style style:name="T106" style:family="text">
      <style:text-properties officeooo:rsid="017855ea"/>
    </style:style>
    <style:style style:name="T107" style:family="text">
      <style:text-properties officeooo:rsid="0179af30"/>
    </style:style>
    <style:style style:name="T10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5" draw:name="Shape2" draw:style-name="gr1" draw:text-style-name="P21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21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2">Plan de pruebas</text:p>
      <text:p text:style-name="P60"><draw:frame draw:style-name="fr1" draw:name="Image1" text:anchor-type="as-char" svg:width="14.6cm" svg:height="6.6cm" draw:z-index="17"><draw:image xlink:href="Pictures/1000020100000226000000FA48EFF3AC67F122C2.png" xlink:type="simple" xlink:show="embed" xlink:actuate="onLoad" loext:mime-type="image/png"/></draw:frame></text:p>
      <text:p text:style-name="P61"><text:span text:style-name="T11">Proyecto </text:span><text:span text:style-name="T5">Colibrí</text:span></text:p>
      <text:p text:style-name="P29"/>
      <text:p text:style-name="P32">Asignatura</text:p>
      <text:p text:style-name="P29">Laboratorio de desarrollo de software</text:p>
      <text:p text:style-name="P29"/>
      <text:p text:style-name="P32">Autor<text:span text:style-name="T106">es</text:span></text:p>
      <text:p text:style-name="P31">Cinthia Lima</text:p>
      <text:p text:style-name="P150">Ariel Machini</text:p>
      <text:p text:style-name="P29"/>
      <text:p text:style-name="P32">Fecha de redacción</text:p>
      <text:p text:style-name="P31"><text:span text:style-name="T106">0</text:span>5/11/2017</text:p>
      <text:p text:style-name="P103"><draw:custom-shape text:anchor-type="paragraph" draw:z-index="1" draw:name="Shape1" draw:style-name="gr3" draw:text-style-name="P21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212" svg:width="6.501cm" svg:height="18.5cm" svg:x="0.499cm" svg:y="0.75cm"><draw:text-box><text:p text:style-name="P211"><text:span text:style-name="T108">El plan de pruebas es un plan para la administración de la realización de pruebas en el proyecto. Definiendo cuestiones como <text:s/>responsables, calendario y demás cuestiones.</text:span></text:p><text:p text:style-name="P211"><text:span text:style-name="T108">Este plan esta contemplado dentro del plan SQA de calidad para este proyecto.</text:span></text:p></draw:text-box></draw:frame></text:p>
      <text:p text:style-name="P165"><text:span text:style-name="T105">Plan de pruebas</text:span></text:p>
      <text:p text:style-name="P144"/>
      <text:p text:style-name="P73">Introducción</text:p>
      <text:p text:style-name="P33">Este plan de pruebas tendrá como meta probar varias de las funcionalidades del sistema Colibrí, <text:span text:style-name="T14">para garantizar su correcto funcionamiento</text:span>. <text:span text:style-name="T15">Se realizarán pruebas de verificación, correspondencia entre las funcionalidades ofrecidas por nuestro sistema y pruebas de validación en donde el usuario nos tendrá que contar su satisfacción con el sistema.</text:span></text:p>
      <text:p text:style-name="P33">Con este plan se seleccionan y se coordinan las actividades para asegurar la calidad del software durante el ciclo de vida del proyecto y aún después al ser entregado al cliente.</text:p>
      <text:p text:style-name="P34"/>
      <text:p text:style-name="P73">Definición de objetivos</text:p>
      <text:p text:style-name="P40">Las <text:span text:style-name="T16">pruebas a realizarse tiene como objetivo encontrar errores para así mejorar la calidad de nuestro producto y entregarlo libre de defectos:</text:span></text:p>
      <text:list xml:id="list799243941" text:style-name="L1">
        <text:list-item>
          <text:p text:style-name="P109">Falta de correspondencia con el diseño</text:p>
        </text:list-item>
        <text:list-item>
          <text:p text:style-name="P109">Falta de correspondencia con el análisis</text:p>
        </text:list-item>
        <text:list-item>
          <text:p text:style-name="P109">Introducidos por el programador</text:p>
        </text:list-item>
        <text:list-item>
          <text:p text:style-name="P109">Omisiones en el código</text:p>
        </text:list-item>
        <text:list-item>
          <text:p text:style-name="P110">Interfaz inadecuada (botones sin funcionalidad, ortografía, etiquetas, etc)</text:p>
        </text:list-item>
      </text:list>
      <text:p text:style-name="P41">Si bien se van a realizar pruebas que involucren las cuestiones mencionadas anteriormente <text:span text:style-name="T17">el equipo va a trabajar con la calidad en la cabeza para que las pruebas resulten lo más exitosas posibles, sin encontrar muchos errores.</text:span></text:p>
      <text:p text:style-name="P35"/>
      <text:p text:style-name="P73">Propósitos de la evaluación de pruebas</text:p>
      <text:p text:style-name="P91">Motivadores de la prueba</text:p>
      <text:p text:style-name="P63">A continuación se nombraran los principales factores por los que se creo este plan:</text:p>
      <text:list xml:id="list2724256574" text:style-name="L2">
        <text:list-item>
          <text:p text:style-name="P151">Requerimientos del sistema (Funcionales y no funcionales)</text:p>
        </text:list-item>
        <text:list-item>
          <text:p text:style-name="P152"><text:soft-page-break/>Cambios en los requerimientos</text:p>
        </text:list-item>
        <text:list-item>
          <text:p text:style-name="P152">Diseño de la GUI</text:p>
        </text:list-item>
        <text:list-item>
          <text:p text:style-name="P152">Funcionalidad correcta de botones de GUI</text:p>
        </text:list-item>
        <text:list-item>
          <text:p text:style-name="P152">Envió de información correcta y a la persona adecuada</text:p>
        </text:list-item>
        <text:list-item>
          <text:p text:style-name="P153">Creación exitosa de formularios</text:p>
        </text:list-item>
      </text:list>
      <text:p text:style-name="P64"/>
      <text:p text:style-name="P73">Objetos a ser evaluados</text:p>
      <text:p text:style-name="P64">Componentes del software que serán evaluados:</text:p>
      <text:list xml:id="list958465125" text:style-name="L3">
        <text:list-item>
          <text:p text:style-name="P154">Componentes de interfaz:</text:p>
          <text:list>
            <text:list-item>
              <text:p text:style-name="P154">Campos de texto</text:p>
            </text:list-item>
            <text:list-item>
              <text:p text:style-name="P154">Etiquetas</text:p>
            </text:list-item>
            <text:list-item>
              <text:p text:style-name="P154">Botones</text:p>
            </text:list-item>
            <text:list-item>
              <text:p text:style-name="P154">Opciones (Checkbox)</text:p>
            </text:list-item>
            <text:list-item>
              <text:p text:style-name="P154">Tablas</text:p>
            </text:list-item>
          </text:list>
        </text:list-item>
        <text:list-item>
          <text:p text:style-name="P154">Componentes del sistema:</text:p>
          <text:list>
            <text:list-item>
              <text:p text:style-name="P154">Formulario</text:p>
            </text:list-item>
            <text:list-item>
              <text:p text:style-name="P154">Usuario</text:p>
            </text:list-item>
            <text:list-item>
              <text:p text:style-name="P154">Informe</text:p>
            </text:list-item>
            <text:list-item>
              <text:p text:style-name="P154">Campos de Formulario</text:p>
            </text:list-item>
            <text:list-item>
              <text:p text:style-name="P154">Roles</text:p>
            </text:list-item>
          </text:list>
        </text:list-item>
      </text:list>
      <text:p text:style-name="P65"/>
      <text:p text:style-name="P88">Ámbito de las pruebas</text:p>
      <text:p text:style-name="P92">Dentro del ámbito</text:p>
      <text:p text:style-name="P42">Aquí listaremos las pruebas que verifiquen que el sistema cumple con los requisitos que se <text:span text:style-name="T18">definieron</text:span> como elementales. <text:span text:style-name="T19">Características a ser evaluadas</text:span>:</text:p>
      <text:list xml:id="list110956964" text:style-name="L4">
        <text:list-item>
          <text:p text:style-name="P111">Revisión de correcto funcionamiento de los elementos más importantes de la GUI (<text:span text:style-name="T20">botones, lista desplegables, etc</text:span>)</text:p>
        </text:list-item>
        <text:list-item>
          <text:p text:style-name="P112">Revisión del envió de la respuesta <text:span text:style-name="T22">de</text:span> un formulario a su respectivo email.</text:p>
        </text:list-item>
        <text:list-item>
          <text:p text:style-name="P113">Revisión de la correcta creación, eliminación y modificación de un formulario</text:p>
        </text:list-item>
        <text:list-item>
          <text:p text:style-name="P115">Revisión de la correcta creación, eliminación y modificación de los campos <text:span text:style-name="T27">de un formulario</text:span></text:p>
        </text:list-item>
        <text:list-item>
          <text:p text:style-name="P114"><text:soft-page-break/>Revisión del correcto almacenamiento <text:span text:style-name="T26">y recuperación </text:span>de los campos de un formulario</text:p>
        </text:list-item>
        <text:list-item>
          <text:p text:style-name="P116">Revisión de la correcta creación, eliminación y modificación de un gestor de formulario</text:p>
        </text:list-item>
        <text:list-item>
          <text:p text:style-name="P116">Revisión la la correcta recuperación de datos de formularios para su <text:span text:style-name="T28">envió</text:span></text:p>
        </text:list-item>
        <text:list-item>
          <text:p text:style-name="P117">Revisión de realización de búsquedas</text:p>
        </text:list-item>
        <text:list-item>
          <text:p text:style-name="P117">Revisión de correcta creación de informes</text:p>
        </text:list-item>
        <text:list-item>
          <text:p text:style-name="P118">Revisión de roles de usuario</text:p>
        </text:list-item>
        <text:list-item>
          <text:p text:style-name="P119">Revisión de vista adecuadas para cada usuario</text:p>
        </text:list-item>
        <text:list-item>
          <text:p text:style-name="P120">Revisión de envió de formulario con campos incompletos o sin rellenar campos obligatorios</text:p>
        </text:list-item>
      </text:list>
      <text:p text:style-name="P92"/>
      <text:p text:style-name="P92">Fuera del ámbito</text:p>
      <text:p text:style-name="P43">Para las pruebas en cuanto a la ortografía de lo presentado al cliente en las interfaces no se van a hacer. Para mantener una ortografía <text:span text:style-name="T21">se va trabajar con ello en la mente a la hora de programar las interfaces web.</text:span></text:p>
      <text:p text:style-name="P36"/>
      <text:p text:style-name="P74">Lista de ideas de prueba</text:p>
      <text:p text:style-name="P108"><text:span text:style-name="T90">Las pruebas serán identificadas siguiendo la técnica de generación de casos de prueba a través de los casos de uso, detallando los siguientes pasos:</text:span></text:p>
      <text:list xml:id="list3921306633" text:style-name="WW8Num12">
        <text:list-item>
          <text:p text:style-name="P105">Para cada caso de uso, se identifican los posibles caminos, estableciendo los escenarios.</text:p>
        </text:list-item>
        <text:list-item>
          <text:p text:style-name="P105">Para cada uno de los caminos, se identifican los conjuntos de valores de entrada y precondiciones, al igual que el resultado esperado.</text:p>
        </text:list-item>
        <text:list-item>
          <text:p text:style-name="P105">Se hace, a través de una tabla, un resumen por cada caso de uso que muestre los distintos caminos posibles con sus entradas y salidas.</text:p>
        </text:list-item>
      </text:list>
      <text:p text:style-name="P104"/>
      <text:p text:style-name="P104">Los recursos utilizados para la identificación de las pruebas se mencionan a continuación:</text:p>
      <text:list xml:id="list3001971726" text:style-name="WW8Num7">
        <text:list-item>
          <text:p text:style-name="P106">El documento de especificación de requerimientos del software.</text:p>
        </text:list-item>
        <text:list-item>
          <text:p text:style-name="P107">El documento de Modelo de casos de uso</text:p>
        </text:list-item>
        <text:list-item>
          <text:p text:style-name="P107">El diagrama de casos de uso</text:p>
        </text:list-item>
        <text:list-item>
          <text:p text:style-name="P107"><text:soft-page-break/>El diagrama de clases</text:p>
        </text:list-item>
      </text:list>
      <text:p text:style-name="P36"/>
      <text:p text:style-name="P74">Enfoque de las pruebas</text:p>
      <text:p text:style-name="P44">El enfoque de la pruebas se va a ver descripto por los tipos de pruebas que se van a realizar:</text:p>
      <text:list xml:id="list3536721068" text:style-name="L5">
        <text:list-item>
          <text:p text:style-name="P121">Pruebas de función</text:p>
        </text:list-item>
        <text:list-item>
          <text:p text:style-name="P121">Pruebas de Interfaces de usuarios</text:p>
        </text:list-item>
        <text:list-item>
          <text:p text:style-name="P121">Pruebas de datos e integridad de Base de datos</text:p>
        </text:list-item>
        <text:list-item>
          <text:p text:style-name="P121">Pruebas de Seguridad y Control de Acceso</text:p>
        </text:list-item>
        <text:list-item>
          <text:p text:style-name="P121">Pruebas de Instalación</text:p>
        </text:list-item>
      </text:list>
      <text:p text:style-name="P36"/>
      <text:p text:style-name="P45"><text:span text:style-name="T4">TP</text:span><text:span text:style-name="T9">0</text:span><text:span text:style-name="T6">1-F</text:span><text:span text:style-name="T4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8">Objetivo</text:p>
          </table:table-cell>
          <table:table-cell table:style-name="Table1.B1" office:value-type="string">
            <text:p text:style-name="P202">El objetivo principal de esta prueba es que el programa realice <text:span text:style-name="T29">las funciones especificadas por el cliente.</text:span></text:p>
          </table:table-cell>
        </table:table-row>
        <table:table-row>
          <table:table-cell table:style-name="Table1.A2" office:value-type="string">
            <text:p text:style-name="P198">Descripción</text:p>
          </table:table-cell>
          <table:table-cell table:style-name="Table1.B8" office:value-type="string">
            <text:p text:style-name="P201">En esta prueba se probará que cada <text:span text:style-name="T32">modulo</text:span> realice la función específica para la cual fue diseñado.</text:p>
          </table:table-cell>
        </table:table-row>
        <table:table-row>
          <table:table-cell table:style-name="Table1.A2" office:value-type="string">
            <text:p text:style-name="P198">Técnicas</text:p>
          </table:table-cell>
          <table:table-cell table:style-name="Table1.B8" office:value-type="string">
            <text:p text:style-name="P201">Se probará que cada uno de los elementos a prueb<text:span text:style-name="T93">a mediante un caso de prueba.</text:span></text:p>
          </table:table-cell>
        </table:table-row>
        <table:table-row>
          <table:table-cell table:style-name="Table1.A2" office:value-type="string">
            <text:p text:style-name="P198">Fases</text:p>
          </table:table-cell>
          <table:table-cell table:style-name="Table1.B8" office:value-type="string">
            <text:p text:style-name="P201">1. Fase de revisión de funcionalidad con datos validos</text:p>
            <text:p text:style-name="P201">2. Fase de revisión con datos faltantes.</text:p>
          </table:table-cell>
        </table:table-row>
        <table:table-row>
          <table:table-cell table:style-name="Table1.A2" office:value-type="string">
            <text:p text:style-name="P198">Entorno de prueba</text:p>
          </table:table-cell>
          <table:table-cell table:style-name="Table1.B8" office:value-type="string">
            <text:p text:style-name="P200">Se realizará cada prueba para verificar el correcto funcionami<text:span text:style-name="T30">ento de las funciones del Caso de uso a probar. </text:span></text:p>
          </table:table-cell>
        </table:table-row>
        <table:table-row>
          <table:table-cell table:style-name="Table1.A2" office:value-type="string">
            <text:p text:style-name="P198">Hardware</text:p>
          </table:table-cell>
          <table:table-cell table:style-name="Table1.B8" office:value-type="string">
            <text:p text:style-name="P191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1.A2" office:value-type="string">
            <text:p text:style-name="P198">Software</text:p>
          </table:table-cell>
          <table:table-cell table:style-name="Table1.B8" office:value-type="string">
            <text:p text:style-name="P189">Navegador Web</text:p>
          </table:table-cell>
        </table:table-row>
        <table:table-row>
          <table:table-cell table:style-name="Table1.A2" office:value-type="string">
            <text:p text:style-name="P198">Criterios de éxito</text:p>
          </table:table-cell>
          <table:table-cell table:style-name="Table1.B8" office:value-type="string">
            <text:p text:style-name="P199">Todos los casos de uso <text:span text:style-name="T36">probados</text:span> en el sistema <text:span text:style-name="T37">funcionan de manera correcta y de acuerdo a sus especificaciones.</text:span></text:p>
          </table:table-cell>
        </table:table-row>
      </table:table>
      <text:p text:style-name="P36"/>
      <text:p text:style-name="P46"><text:span text:style-name="T4">TP0</text:span><text:span text:style-name="T6">2-</text:span><text:span text:style-name="T8">G</text:span><text:span text:style-name="T4">: </text:span><text:span text:style-name="T23">Pruebas de Interfaces de usuarios 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97">Objetivo</text:p>
          </table:table-cell>
          <table:table-cell table:style-name="Table4.B1" office:value-type="string">
            <text:p text:style-name="P196">El objetivo principal de este tipo de pruebas es que se le muestre al usuario la interfaz adecuada según su tipo <text:span text:style-name="T31">y que los componente de cada Interfaz funciones de manera la correcta</text:span>.</text:p>
          </table:table-cell>
        </table:table-row>
        <table:table-row>
          <table:table-cell table:style-name="Table4.A2" office:value-type="string">
            <text:p text:style-name="P197">Descripción</text:p>
          </table:table-cell>
          <table:table-cell table:style-name="Table4.B2" office:value-type="string">
            <text:p text:style-name="P195">En esta prueba se verificará que cada <text:span text:style-name="T33">interfaz brinda las funciones para las cuales fue creada.</text:span></text:p>
          </table:table-cell>
        </table:table-row>
        <table:table-row>
          <table:table-cell table:style-name="Table4.A2" office:value-type="string">
            <text:p text:style-name="P197">Técnicas</text:p>
          </table:table-cell>
          <table:table-cell table:style-name="Table4.B2" office:value-type="string">
            <text:p text:style-name="P194">Se corrobora que cada botón, lista desplegable, checkbox, etc cumpla con su función y que cada interfaz muestre al usuario la información adecuada.</text:p>
          </table:table-cell>
        </table:table-row>
        <table:table-row table:style-name="Table4.4">
          <table:table-cell table:style-name="Table4.A2" office:value-type="string">
            <text:p text:style-name="P197">Fases</text:p>
          </table:table-cell>
          <table:table-cell table:style-name="Table4.B2" office:value-type="string">
            <text:p text:style-name="P193">1. Fase de revisión de elementos de interfaz</text:p>
            <text:p text:style-name="P193">2. Fase de revisión de <text:span text:style-name="T34">contenido de la interfaz</text:span></text:p>
          </table:table-cell>
        </table:table-row>
        <table:table-row>
          <table:table-cell table:style-name="Table4.A2" office:value-type="string">
            <text:p text:style-name="P197">Entorno de prueba</text:p>
          </table:table-cell>
          <table:table-cell table:style-name="Table4.B2" office:value-type="string">
            <text:p text:style-name="P192">Se verificará que cada <text:span text:style-name="T35">elemento de la interfaz cumpla con su función de acuerdo a su entorno, y que cada interfaz provista al usuario sea la adecuada para el mismo, es decir, que la funcionalidad de la interfaz no sobrepase sus permisos ni tampoco no los cubra.</text:span></text:p>
          </table:table-cell>
        </table:table-row>
        <table:table-row>
          <table:table-cell table:style-name="Table4.A2" office:value-type="string">
            <text:p text:style-name="P197">Hardware</text:p>
          </table:table-cell>
          <table:table-cell table:style-name="Table4.B2" office:value-type="string">
            <text:p text:style-name="P191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4.A2" office:value-type="string">
            <text:p text:style-name="P197">Software</text:p>
          </table:table-cell>
          <table:table-cell table:style-name="Table4.B2" office:value-type="string">
            <text:p text:style-name="P189">Navegador Web</text:p>
          </table:table-cell>
        </table:table-row>
        <table:table-row>
          <table:table-cell table:style-name="Table4.A2" office:value-type="string">
            <text:p text:style-name="P197">Criterios de éxito</text:p>
          </table:table-cell>
          <table:table-cell table:style-name="Table4.B2" office:value-type="string">
            <text:p text:style-name="P190">Todos los elementos de la interfaz cumplen con el propósito para el que fueron añadidos en la interfaz. </text:p>
          </table:table-cell>
        </table:table-row>
      </table:table>
      <text:list xml:id="list170543320025710" text:continue-numbering="true" text:style-name="L5">
        <text:list-header>
          <text:p text:style-name="P155"/>
        </text:list-header>
      </text:list>
      <text:p text:style-name="P66"><text:span text:style-name="T7">TP03-B</text:span><text:span text:style-name="T24">: </text:span>Pruebas de datos e integridad de Base de datos</text:p>
      <text:p text:style-name="P156">…</text:p>
      <text:p text:style-name="P156"/>
      <text:p text:style-name="P66"><text:span text:style-name="T7">TP04-S</text:span><text:span text:style-name="T24">: </text:span>Pruebas de Seguridad y Control de Acceso</text:p>
      <text:p text:style-name="P157">…</text:p>
      <text:p text:style-name="P157"/>
      <text:p text:style-name="P67"><text:span text:style-name="T7">TP04-</text:span><text:span text:style-name="T8">I</text:span><text:span text:style-name="T24">: </text:span>Pruebas de <text:span text:style-name="T25">instalación</text:span></text:p>
      <text:p text:style-name="P157">…</text:p>
      <text:p text:style-name="P75"/>
      <text:p text:style-name="P75">Herramientas para las pruebas</text:p>
      <text:p text:style-name="P93">Software</text:p>
      <text:p text:style-name="P47"><text:soft-page-break/>Por el momento las pruebas se harán de manera manual con el sistema en funcionamiento, pero es posible que más adelante se <text:span text:style-name="T38">utilice o implemente</text:span> un modulo especifico para la automatización de pruebas. </text:p>
      <text:p text:style-name="P37"/>
      <text:p text:style-name="P94">Hardwar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4">Recurso</text:p>
          </table:table-cell>
          <table:table-cell table:style-name="Table5.A1" office:value-type="string">
            <text:p text:style-name="P205">Cantidad</text:p>
          </table:table-cell>
          <table:table-cell table:style-name="Table5.C1" office:value-type="string">
            <text:p text:style-name="P205">Descripción</text:p>
          </table:table-cell>
        </table:table-row>
        <table:table-row>
          <table:table-cell table:style-name="Table5.A3" office:value-type="string">
            <text:p text:style-name="P209">Notebook Lenovo Legion Y720</text:p>
          </table:table-cell>
          <table:table-cell table:style-name="Table5.B3" office:value-type="string">
            <text:p text:style-name="P187">1</text:p>
          </table:table-cell>
          <table:table-cell table:style-name="Table5.C3" office:value-type="string">
            <text:p text:style-name="P188">Procesador Intel I7 2.5 Ghz</text:p>
            <text:p text:style-name="P188">16 GB de RAM</text:p>
          </table:table-cell>
        </table:table-row>
        <table:table-row>
          <table:table-cell table:style-name="Table5.A3" office:value-type="string">
            <text:p text:style-name="P208">Notebook Banghó MAX G01</text:p>
          </table:table-cell>
          <table:table-cell table:style-name="Table5.B3" office:value-type="string">
            <text:p text:style-name="P187">1</text:p>
          </table:table-cell>
          <table:table-cell table:style-name="Table5.C3" office:value-type="string">
            <text:p text:style-name="P188">Procesador Intel I5 2.5 Ghz</text:p>
            <text:p text:style-name="P188">4 GB de RAM</text:p>
          </table:table-cell>
        </table:table-row>
      </table:table>
      <text:p text:style-name="P48"/>
      <text:p text:style-name="P38"/>
      <text:p text:style-name="P76">Casos de pruebas</text:p>
      <text:p text:style-name="P49">→ Ver anexos:</text:p>
      <text:list xml:id="list3104494489" text:style-name="L6">
        <text:list-item>
          <text:p text:style-name="P146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1</text:span><text:span text:style-name="T89">)</text:span><text:span text:style-name="T82">”</text:span></text:p>
        </text:list-item>
        <text:list-item>
          <text:p text:style-name="P146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2</text:span><text:span text:style-name="T89">)</text:span><text:span text:style-name="T82">”</text:span></text:p>
        </text:list-item>
        <text:list-item>
          <text:p text:style-name="P146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3</text:span><text:span text:style-name="T89">)</text:span><text:span text:style-name="T82">”</text:span></text:p>
        </text:list-item>
        <text:list-item>
          <text:p text:style-name="P146"><text:span text:style-name="T82">“</text:span><text:span text:style-name="T89">Casos de prueba (CP04)”</text:span></text:p>
        </text:list-item>
        <text:list-item>
          <text:p text:style-name="P146"><text:span text:style-name="T89">“Casos de prueba (CP05)”</text:span></text:p>
        </text:list-item>
      </text:list>
      <text:p text:style-name="P38"/>
      <text:p text:style-name="P77">Prioridades</text:p>
      <text:p text:style-name="P95">Casos de prueba por características de prioridad</text:p>
      <text:p text:style-name="P50">A continuación se mostrara una lista de los aspectos a probar de <text:span text:style-name="T46">manera descendente de mayor prioridad a la más baja:</text:span></text:p>
      <text:list xml:id="list3301318479" text:style-name="L7">
        <text:list-item>
          <text:p text:style-name="P122">Probar el correcto acceso al sistema mediante correo institucional</text:p>
        </text:list-item>
        <text:list-item>
          <text:p text:style-name="P123">Probar ABM de campos <text:span text:style-name="T48">de un formulario</text:span></text:p>
        </text:list-item>
        <text:list-item>
          <text:p text:style-name="P124">Probar la creación de un formulario</text:p>
        </text:list-item>
        <text:list-item>
          <text:p text:style-name="P124">Probar rellenado y envió de respuesta a un formulario</text:p>
        </text:list-item>
        <text:list-item>
          <text:p text:style-name="P125">Probar que se muestra la interfaz adecuada a cada usuario</text:p>
        </text:list-item>
        <text:list-item>
          <text:p text:style-name="P124">Probar la eliminación y modificación de formularios</text:p>
        </text:list-item>
        <text:list-item>
          <text:p text:style-name="P126">Probar la revisión de formularios</text:p>
        </text:list-item>
        <text:list-item>
          <text:p text:style-name="P124">Probar <text:span text:style-name="T47">el ABM de gestores de formularios</text:span></text:p>
        </text:list-item>
        <text:list-item>
          <text:p text:style-name="P127">Probar <text:span text:style-name="T49">el correcto funcionamientos de las diferentes búsquedas</text:span></text:p>
        </text:list-item>
        <text:list-item>
          <text:p text:style-name="P128"><text:soft-page-break/>Probar el correcto funcionamiento de la creación de informes</text:p>
        </text:list-item>
        <text:list-item>
          <text:p text:style-name="P129">Probar la correcta disponibilidad de las interfaces <text:span text:style-name="T50">de usuario para cada tipo de usuario</text:span></text:p>
        </text:list-item>
        <text:list-item>
          <text:p text:style-name="P130">Probar la integridad de la base de datos</text:p>
        </text:list-item>
        <text:list-item>
          <text:p text:style-name="P131">Probar el <text:span text:style-name="T53">adecuado </text:span>acceso <text:span text:style-name="T52">de los diferentes usuarios a las funcionalidades que le competen.</text:span></text:p>
        </text:list-item>
        <text:list-item>
          <text:p text:style-name="P132">Probar el <text:span text:style-name="T51">rendimiento y</text:span> funcionamiento en diferentes navegadores web</text:p>
        </text:list-item>
      </text:list>
      <text:p text:style-name="P38"/>
      <text:p text:style-name="P96">Casos de prueba por prioridad <text:span text:style-name="T12">de caso de uso</text:span></text:p>
      <text:p text:style-name="P51">A continuación se mostrara una lista de los <text:span text:style-name="T54">casos de uso </text:span>a probar de <text:span text:style-name="T46">manera descendente de mayor prioridad a la más baja:</text:span></text:p>
      <text:list xml:id="list4246242298" text:style-name="L8">
        <text:list-item>
          <text:p text:style-name="P133">CU14: Inicio de sesión</text:p>
        </text:list-item>
        <text:list-item>
          <text:p text:style-name="P134">CU03: ABM de formularios </text:p>
          <text:list>
            <text:list-item>
              <text:p text:style-name="P134">CU04: Alta de formularios</text:p>
              <text:list>
                <text:list-item>
                  <text:list>
                    <text:list-item>
                      <text:p text:style-name="P135">CU15: Administración de contenido de Formulario</text:p>
                      <text:list>
                        <text:list-item>
                          <text:p text:style-name="P136">CU16: <text:span text:style-name="T55">Agregar campo</text:span></text:p>
                        </text:list-item>
                        <text:list-item>
                          <text:p text:style-name="P136">CU17: <text:span text:style-name="T55">Eliminar campo</text:span></text:p>
                        </text:list-item>
                        <text:list-item>
                          <text:p text:style-name="P136">CU18: <text:span text:style-name="T55">Modificar camp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CU05: Baja de formulario</text:p>
            </text:list-item>
            <text:list-item>
              <text:p text:style-name="P134">CU06: Modificación de formulario</text:p>
            </text:list-item>
          </text:list>
        </text:list-item>
        <text:list-item>
          <text:p text:style-name="P137">CU02: Rellenar <text:s/>enviar formular<text:span text:style-name="T58">io</text:span></text:p>
        </text:list-item>
        <text:list-item>
          <text:p text:style-name="P138">CU09: ABM de gestores de formularios</text:p>
          <text:list>
            <text:list-item>
              <text:p text:style-name="P139">CU10: Alta de gestor de formularios</text:p>
            </text:list-item>
            <text:list-item>
              <text:p text:style-name="P139">CU11: Baja de gestor de formularios</text:p>
            </text:list-item>
            <text:list-item>
              <text:p text:style-name="P139">CU12: Modificación de gestor de formulario<text:span text:style-name="T56">s</text:span></text:p>
            </text:list-item>
          </text:list>
        </text:list-item>
        <text:list-item>
          <text:p text:style-name="P140">CU13: Generar informes</text:p>
        </text:list-item>
        <text:list-item>
          <text:p text:style-name="P141">CU01: Buscar formulario</text:p>
        </text:list-item>
        <text:list-item>
          <text:p text:style-name="P141">CU07: Buscar fo<text:span text:style-name="T57">rmularios creados</text:span></text:p>
        </text:list-item>
        <text:list-item>
          <text:p text:style-name="P142">CU08: Cerrar ses<text:span text:style-name="T59">ión</text:span></text:p>
        </text:list-item>
      </text:list>
      <text:p text:style-name="P78"/>
      <text:p text:style-name="P78">Flujo de trabajo de prueba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03">ID</text:p>
          </table:table-cell>
          <table:table-cell table:style-name="Table6.A1" office:value-type="string">
            <text:p text:style-name="P203">Nombre del caso de prueba</text:p>
          </table:table-cell>
          <table:table-cell table:style-name="Table6.A1" office:value-type="string">
            <text:p text:style-name="P203">Comienzo</text:p>
          </table:table-cell>
          <table:table-cell table:style-name="Table6.A1" office:value-type="string">
            <text:p text:style-name="P203">Fin</text:p>
          </table:table-cell>
          <table:table-cell table:style-name="Table6.E1" office:value-type="string">
            <text:p text:style-name="P203">Duración</text:p>
          </table:table-cell>
        </table:table-row>
        <text:soft-page-break/>
        <table:table-row>
          <table:table-cell table:style-name="Table6.A2" office:value-type="string">
            <text:p text:style-name="P173">CP01</text:p>
          </table:table-cell>
          <table:table-cell table:style-name="Table6.B2" office:value-type="string">
            <text:p text:style-name="P186">Funcionalidad de ABM de <text:span text:style-name="T60">gestores de formularios</text:span></text:p>
          </table:table-cell>
          <table:table-cell table:style-name="Table6.C2" office:value-type="string">
            <text:p text:style-name="P176">13/11/17</text:p>
          </table:table-cell>
          <table:table-cell table:style-name="Table6.D2" office:value-type="string">
            <text:p text:style-name="P177"><text:span text:style-name="T94">29</text:span>/<text:span text:style-name="T94">05</text:span>/<text:span text:style-name="T94">20</text:span></text:p>
          </table:table-cell>
          <table:table-cell table:style-name="Table6.E2" office:value-type="string">
            <text:p text:style-name="P171">0:30 hs</text:p>
          </table:table-cell>
        </table:table-row>
        <table:table-row>
          <table:table-cell table:style-name="Table6.A3" office:value-type="string">
            <text:p text:style-name="P173">CP02</text:p>
          </table:table-cell>
          <table:table-cell table:style-name="Table6.B3" office:value-type="string">
            <text:p text:style-name="P185">Funcionalidad de Administración de contenido de formularios</text:p>
          </table:table-cell>
          <table:table-cell table:style-name="Table6.C3" office:value-type="string">
            <text:p text:style-name="P174">13/11/17</text:p>
          </table:table-cell>
          <table:table-cell table:style-name="Table6.D3" office:value-type="string">
            <text:p text:style-name="P175"><text:span text:style-name="T94">29</text:span>/<text:span text:style-name="T94">05</text:span>/<text:span text:style-name="T94">20</text:span></text:p>
          </table:table-cell>
          <table:table-cell table:style-name="Table6.E3" office:value-type="string">
            <text:p text:style-name="P15"><text:span text:style-name="T94">1</text:span> <text:span text:style-name="T62">hs</text:span></text:p>
          </table:table-cell>
        </table:table-row>
        <table:table-row>
          <table:table-cell table:style-name="Table6.A4" office:value-type="string">
            <text:p text:style-name="P173">CP03</text:p>
          </table:table-cell>
          <table:table-cell table:style-name="Table6.B4" office:value-type="string">
            <text:p text:style-name="P185">Funcionalidad de <text:span text:style-name="T61">ABM de formularios</text:span></text:p>
          </table:table-cell>
          <table:table-cell table:style-name="Table6.C4" office:value-type="string">
            <text:p text:style-name="P174">13/11/17</text:p>
          </table:table-cell>
          <table:table-cell table:style-name="Table6.D4" office:value-type="string">
            <text:p text:style-name="P175"><text:span text:style-name="T94">29</text:span>/<text:span text:style-name="T94">05</text:span>/<text:span text:style-name="T94">20</text:span></text:p>
          </table:table-cell>
          <table:table-cell table:style-name="Table6.E4" office:value-type="string">
            <text:p text:style-name="P15"><text:span text:style-name="T94">1</text:span> <text:span text:style-name="T62">hs</text:span></text:p>
          </table:table-cell>
        </table:table-row>
        <table:table-row>
          <table:table-cell table:style-name="Table6.A6" office:value-type="string">
            <text:p text:style-name="P173">CP<text:span text:style-name="T94">04</text:span></text:p>
          </table:table-cell>
          <table:table-cell table:style-name="Table6.B6" office:value-type="string">
            <text:p text:style-name="P172">Búsqueda de formularios (aplicación móvil)</text:p>
          </table:table-cell>
          <table:table-cell table:style-name="Table6.C6" office:value-type="string">
            <text:p text:style-name="P171">28/05/20</text:p>
          </table:table-cell>
          <table:table-cell table:style-name="Table6.D6" office:value-type="string">
            <text:p text:style-name="P171">29/05/20</text:p>
          </table:table-cell>
          <table:table-cell table:style-name="Table6.E6" office:value-type="string">
            <text:p text:style-name="P166"><text:span text:style-name="T95">0:15 hs</text:span></text:p>
          </table:table-cell>
        </table:table-row>
        <table:table-row>
          <table:table-cell table:style-name="Table6.A6" office:value-type="string">
            <text:p text:style-name="P171">CP05</text:p>
          </table:table-cell>
          <table:table-cell table:style-name="Table6.B6" office:value-type="string">
            <text:p text:style-name="P172">Completar y enviar un formulario (aplicación móvil)</text:p>
          </table:table-cell>
          <table:table-cell table:style-name="Table6.C6" office:value-type="string">
            <text:p text:style-name="P171">28/05/20</text:p>
          </table:table-cell>
          <table:table-cell table:style-name="Table6.D6" office:value-type="string">
            <text:p text:style-name="P171">29/05/20</text:p>
          </table:table-cell>
          <table:table-cell table:style-name="Table6.E6" office:value-type="string">
            <text:p text:style-name="P171">0:25 hs</text:p>
          </table:table-cell>
        </table:table-row>
      </table:table>
      <text:p text:style-name="P72"/>
      <text:p text:style-name="P79">Entregables</text:p>
      <text:p text:style-name="P97">Lista de entregables de pruebas</text:p>
      <text:p text:style-name="P163"><text:span text:style-name="T99">Anexo</text:span><text:span text:style-name="T100">s</text:span><text:span text:style-name="T99">: </text:span></text:p>
      <text:list xml:id="list3405477487" text:style-name="L9">
        <text:list-item>
          <text:p text:style-name="P147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1</text:span><text:span text:style-name="T89">)</text:span><text:span text:style-name="T82">”</text:span></text:p>
        </text:list-item>
        <text:list-item>
          <text:p text:style-name="P147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2</text:span><text:span text:style-name="T89">)</text:span><text:span text:style-name="T82">”</text:span></text:p>
        </text:list-item>
        <text:list-item>
          <text:p text:style-name="P147"><text:span text:style-name="T81">“</text:span><text:span text:style-name="T82">Caso</text:span><text:span text:style-name="T89">s</text:span><text:span text:style-name="T82"> de prueba </text:span><text:span text:style-name="T89">(</text:span><text:span text:style-name="T81">CP03</text:span><text:span text:style-name="T89">)</text:span><text:span text:style-name="T82">”</text:span></text:p>
        </text:list-item>
        <text:list-item>
          <text:p text:style-name="P147"><text:span text:style-name="T82">“</text:span><text:span text:style-name="T89">Casos de prueba (CP04)”</text:span></text:p>
        </text:list-item>
        <text:list-item>
          <text:p text:style-name="P147"><text:span text:style-name="T89">“Casos de prueba (CP05)”</text:span></text:p>
        </text:list-item>
      </text:list>
      <text:p text:style-name="P39"/>
      <text:p text:style-name="P163"><text:span text:style-name="T73">Escenarios por </text:span><text:span text:style-name="T72">c</text:span><text:span text:style-name="T73">aso de uso</text:span></text:p>
      <text:p text:style-name="P55"><text:span text:style-name="T82">A</text:span><text:span text:style-name="T78">nexo:</text:span></text:p>
      <text:list xml:id="list49225844" text:style-name="L10">
        <text:list-item>
          <text:p text:style-name="P143">“Modelo de casos de uso”</text:p>
        </text:list-item>
      </text:list>
      <text:p text:style-name="P89"/>
      <text:p text:style-name="P162"><text:span text:style-name="T70">Ficha: </text:span><text:span text:style-name="T71">Resumen de </text:span><text:span text:style-name="T72">c</text:span><text:span text:style-name="T71">iclos de </text:span><text:span text:style-name="T72">p</text:span><text:span text:style-name="T71">rueb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8">Nombre del proyecto: <text:span text:style-name="T94">Colibr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8">ID del ciclo de prueba: C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207"><text:span text:style-name="T96">Fechas para el </text:span><text:span text:style-name="T95">c</text:span><text:span text:style-name="T96">iclo de prueba</text:span></text:p>
          </table:table-cell>
          <table:covered-table-cell/>
          <table:table-cell table:style-name="Table7.A3" table:number-columns-spanned="2" office:value-type="string">
            <text:p text:style-name="P9">Desde: </text:p>
          </table:table-cell>
          <table:covered-table-cell/>
          <table:table-cell table:style-name="Table7.A2" table:number-columns-spanned="2" office:value-type="string">
            <text:p text:style-name="P9">Hasta:</text:p>
          </table:table-cell>
          <table:covered-table-cell/>
        </table:table-row>
        <table:table-row>
          <table:table-cell table:style-name="Table7.A4" office:value-type="string">
            <text:p text:style-name="P20">ID <text:span text:style-name="T94">de c</text:span>aso de uso</text:p>
          </table:table-cell>
          <table:table-cell table:style-name="Table7.A4" office:value-type="string">
            <text:p text:style-name="P206"><text:span text:style-name="T97">ID </text:span><text:span text:style-name="T98">de c</text:span><text:span text:style-name="T97">aso de prueba</text:span></text:p>
          </table:table-cell>
          <table:table-cell table:style-name="Table7.A4" office:value-type="string">
            <text:p text:style-name="P20">Resultados esperados</text:p>
          </table:table-cell>
          <table:table-cell table:style-name="Table7.A4" table:number-columns-spanned="2" office:value-type="string">
            <text:p text:style-name="P21">Resultados obtenidos</text:p>
          </table:table-cell>
          <table:covered-table-cell/>
          <table:table-cell table:style-name="Table7.F4" office:value-type="string">
            <text:p text:style-name="P21">Observación</text:p>
          </table:table-cell>
        </table:table-row>
        <text:soft-page-break/>
        <table:table-row>
          <table:table-cell table:style-name="Table7.A5" office:value-type="string">
            <text:p text:style-name="P7"/>
          </table:table-cell>
          <table:table-cell table:style-name="Table7.B5" office:value-type="string">
            <text:p text:style-name="P7"/>
          </table:table-cell>
          <table:table-cell table:style-name="Table7.C5" office:value-type="string">
            <text:p text:style-name="P7"/>
          </table:table-cell>
          <table:table-cell table:style-name="Table7.D5" table:number-columns-spanned="2" office:value-type="string">
            <text:p text:style-name="P7"/>
          </table:table-cell>
          <table:covered-table-cell/>
          <table:table-cell table:style-name="Table7.F5" office:value-type="string">
            <text:p text:style-name="P7"/>
          </table:table-cell>
        </table:table-row>
        <table:table-row>
          <table:table-cell table:style-name="Table7.F4" table:number-columns-spanned="6" office:value-type="string">
            <text:p text:style-name="P22">Resultados/Observaciones para el Ciclo de prueb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99">Matriz de trazabilida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3">ID Caso de uso</text:p>
          </table:table-cell>
          <table:table-cell table:style-name="Table9.A1" office:value-type="string">
            <text:p text:style-name="P23">ID de Caso de prueba</text:p>
          </table:table-cell>
          <table:table-cell table:style-name="Table9.A1" office:value-type="string">
            <text:p text:style-name="P23">ID Tipo de prueba</text:p>
          </table:table-cell>
          <table:table-cell table:style-name="Table9.D1" office:value-type="string">
            <text:p text:style-name="P23">ID Ciclo de prueba</text:p>
          </table:table-cell>
        </table:table-row>
        <table:table-row>
          <table:table-cell table:style-name="Table9.A2" office:value-type="string">
            <text:p text:style-name="P11">CU09 (CU10, CU11, CU12)</text:p>
          </table:table-cell>
          <table:table-cell table:style-name="Table9.B2" office:value-type="string">
            <text:p text:style-name="P12">CP01</text:p>
          </table:table-cell>
          <table:table-cell table:style-name="Table9.C3" office:value-type="string">
            <text:p text:style-name="P53">TPO1-F</text:p>
          </table:table-cell>
          <table:table-cell table:style-name="Table9.D3" office:value-type="string">
            <text:p text:style-name="P13">C01</text:p>
          </table:table-cell>
        </table:table-row>
        <table:table-row>
          <table:table-cell table:style-name="Table9.A3" office:value-type="string">
            <text:p text:style-name="P11">CU15 (CU16, CU16, CU17)</text:p>
          </table:table-cell>
          <table:table-cell table:style-name="Table9.B3" office:value-type="string">
            <text:p text:style-name="P12">CP02</text:p>
          </table:table-cell>
          <table:table-cell table:style-name="Table9.C3" office:value-type="string">
            <text:p text:style-name="P53">TPO1-F</text:p>
          </table:table-cell>
          <table:table-cell table:style-name="Table9.D3" office:value-type="string">
            <text:p text:style-name="P13">C01</text:p>
          </table:table-cell>
        </table:table-row>
        <table:table-row>
          <table:table-cell table:style-name="Table9.A4" office:value-type="string">
            <text:p text:style-name="P14">CU03 (CU04, CU05, CU06)</text:p>
          </table:table-cell>
          <table:table-cell table:style-name="Table9.B4" office:value-type="string">
            <text:p text:style-name="P12">CP03</text:p>
          </table:table-cell>
          <table:table-cell table:style-name="Table9.C4" office:value-type="string">
            <text:p text:style-name="P53">TPO1-F</text:p>
          </table:table-cell>
          <table:table-cell table:style-name="Table9.D4" office:value-type="string">
            <text:p text:style-name="P13">C01</text:p>
          </table:table-cell>
        </table:table-row>
      </table:table>
      <text:p text:style-name="P148"/>
      <text:p text:style-name="P161"><text:span text:style-name="T101">Criterios para el </text:span><text:span text:style-name="T102">i</text:span><text:span text:style-name="T101">nicio y </text:span><text:span text:style-name="T102">f</text:span><text:span text:style-name="T101">in del </text:span><text:span text:style-name="T102">p</text:span><text:span text:style-name="T101">lan de pruebas</text:span></text:p>
      <text:p text:style-name="P56"><text:span text:style-name="T65">C</text:span><text:span text:style-name="T64">riterios de inicio</text:span></text:p>
      <text:p text:style-name="P54"><text:span text:style-name="T83">Para que el plan de pruebas pueda iniciar se debe cumplir ciertos puntos</text:span><text:span text:style-name="T81">: </text:span></text:p>
      <text:list xml:id="list170541455695287" text:continue-list="list3405477487" text:style-name="L9">
        <text:list-item>
          <text:p text:style-name="P159"><text:span text:style-name="T82">T</text:span><text:span text:style-name="T78">ener a </text:span><text:span text:style-name="T84">disposición</text:span><text:span text:style-name="T78"> equipos tanto para ejecutar las pruebas, como para documentar </text:span><text:span text:style-name="T85">el proceso.</text:span></text:p>
        </text:list-item>
        <text:list-item>
          <text:p text:style-name="P160"><text:span text:style-name="T85">T</text:span><text:span text:style-name="T78">ener al menos a un miembro del proyecto en el rol de “</text:span><text:span text:style-name="T89">t</text:span><text:span text:style-name="T78">ester” para poder realizar las pruebas.</text:span></text:p>
        </text:list-item>
      </text:list>
      <text:p text:style-name="P98"/>
      <text:p text:style-name="P100">Criterios de fin</text:p>
      <text:p text:style-name="P59"><text:span text:style-name="T39">Para que el plan de pruebas del proyecto “Colibrí” se de por concluido se deben realizar los respectivos tipos de pruebas a los módulos del sistemas </text:span><text:span text:style-name="T40">abarcando todos las casos de prueba. Y los resultados de la ejecución de casos debe ser exitoso, en caso de no serlo se deben corregir los errores y repetir los casos de pruebas hasta que este se ejecuten de manera exitosa.</text:span></text:p>
      <text:p text:style-name="P90"/>
      <text:p text:style-name="P57"><text:span text:style-name="T65">C</text:span><text:span text:style-name="T64">riterios de </text:span><text:span text:style-name="T66">suspensión y retorno de actividades</text:span></text:p>
      <text:p text:style-name="P164"><text:soft-page-break/><text:span text:style-name="T41">L</text:span><text:span text:style-name="T42">as pruebas finalizarán con la </text:span><text:span text:style-name="T43">ausencia del tester encargado de realizarlas o con</text:span><text:span text:style-name="T42"> </text:span><text:span text:style-name="T44">el fin de vida útil del producto de software desarrollado con el </text:span><text:span text:style-name="T45">p</text:span><text:span text:style-name="T44">royecto Colibrí.</text:span></text:p>
      <text:p text:style-name="P68"/>
      <text:p text:style-name="P80">C<text:span text:style-name="T75">riterios para el lanzamiento</text:span></text:p>
      <text:p text:style-name="P82"><text:span text:style-name="T68">Criterios </text:span><text:span text:style-name="T69">de evaluación</text:span></text:p>
      <text:p text:style-name="P69"><text:span text:style-name="T74">E</text:span>l producto de software no sera lanzado hasta que no pase todos los casos de pruebas de manera exitosa.</text:p>
      <text:p text:style-name="P101"/>
      <text:p text:style-name="P83"><text:span text:style-name="T69">C</text:span><text:span text:style-name="T63">lasificación de errores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4">Calificación</text:p>
          </table:table-cell>
          <table:table-cell table:style-name="Table8.A1" office:value-type="string">
            <text:p text:style-name="P24">Definición de gravedad</text:p>
          </table:table-cell>
          <table:table-cell table:style-name="Table8.C1" office:value-type="string">
            <text:p text:style-name="P24">Definición de prioridad</text:p>
          </table:table-cell>
        </table:table-row>
        <table:table-row>
          <table:table-cell table:style-name="Table8.B3" office:value-type="string">
            <text:p text:style-name="P15">-</text:p>
          </table:table-cell>
          <table:table-cell table:style-name="Table8.B3" office:value-type="string">
            <text:p text:style-name="P15">-</text:p>
          </table:table-cell>
          <table:table-cell table:style-name="Table8.C3" office:value-type="string">
            <text:p text:style-name="P15">-</text:p>
          </table:table-cell>
        </table:table-row>
        <table:table-row>
          <table:table-cell table:style-name="Table8.B3" office:value-type="string">
            <text:p text:style-name="P15">-</text:p>
          </table:table-cell>
          <table:table-cell table:style-name="Table8.B3" office:value-type="string">
            <text:p text:style-name="P15">-</text:p>
          </table:table-cell>
          <table:table-cell table:style-name="Table8.C3" office:value-type="string">
            <text:p text:style-name="P15">-</text:p>
          </table:table-cell>
        </table:table-row>
      </table:table>
      <text:p text:style-name="P81"/>
      <text:p text:style-name="P58"><text:span text:style-name="T67">R</text:span><text:span text:style-name="T64">esultados de la prueba</text:span></text:p>
      <text:p text:style-name="P158">A definir.</text:p>
      <text:p text:style-name="P70"/>
      <text:p text:style-name="P84">Riesg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5">Riesgo</text:p>
          </table:table-cell>
          <table:table-cell table:style-name="Table10.A1" office:value-type="string">
            <text:p text:style-name="P25">Estrategias <text:span text:style-name="T76">de mitigación</text:span></text:p>
          </table:table-cell>
          <table:table-cell table:style-name="Table10.A1" office:value-type="string">
            <text:p text:style-name="P26">Plan de contingencia</text:p>
          </table:table-cell>
          <table:table-cell table:style-name="Table10.D1" office:value-type="string">
            <text:p text:style-name="P26">Impacto</text:p>
          </table:table-cell>
        </table:table-row>
        <table:table-row>
          <table:table-cell table:style-name="Table10.A3" office:value-type="string">
            <text:p text:style-name="P16">Falta de capacitación del tester</text:p>
          </table:table-cell>
          <table:table-cell table:style-name="Table10.B2" office:value-type="string">
            <text:p text:style-name="P178">Seleccionar a otro miembro del equipo para que realice las pruebas junto a él.</text:p>
          </table:table-cell>
          <table:table-cell table:style-name="Table10.C2" office:value-type="string">
            <text:p text:style-name="P178">Seleccionar a otro miembro del equipo experimentado para que se encargue de las pruebas.</text:p>
            <text:p text:style-name="P179">Capacitar al tester.</text:p>
          </table:table-cell>
          <table:table-cell table:style-name="Table10.D2" office:value-type="string">
            <text:p text:style-name="P178">Las pruebas llevaran más tiempo del esperado o no podrán realizarse.</text:p>
          </table:table-cell>
        </table:table-row>
        <table:table-row>
          <table:table-cell table:style-name="Table10.A3" office:value-type="string">
            <text:p text:style-name="P17">El tiempo de pruebas lleva más de lo esperado</text:p>
          </table:table-cell>
          <table:table-cell table:style-name="Table10.B3" office:value-type="string">
            <text:p text:style-name="P180">Disminuir el listado de pruebas según la prioridad dejando solo las más importantes.</text:p>
          </table:table-cell>
          <table:table-cell table:style-name="Table10.C3" office:value-type="string">
            <text:p text:style-name="P181">Optimizar le plan de pruebas y asignarle el rol de Administrador del Plan de pruebas a otro miembro del equipo.</text:p>
          </table:table-cell>
          <table:table-cell table:style-name="Table10.D3" office:value-type="string">
            <text:p text:style-name="P182">Afecta a las demás áreas del proceso de desarrollo de software.</text:p>
            <text:p text:style-name="P183">Lleva <text:s/>a la temprana <text:soft-page-break/>entrega del <text:s/>producto se software. <text:span text:style-name="T77">El cual puede tener posibles fallas que pueden ser detectadas por el cliente.</text:span></text:p>
          </table:table-cell>
        </table:table-row>
      </table:table>
      <text:p text:style-name="P71"/>
      <text:p text:style-name="P87">Reportes de problema y resolución</text:p>
      <text:p text:style-name="P158">A definir.</text:p>
      <text:p text:style-name="P158"/>
      <text:p text:style-name="P85"><text:span text:style-name="T91">R</text:span>esponsabilidades, personal y necesidades de capacidad</text:p>
      <text:p text:style-name="P86"><text:span text:style-name="T69">P</text:span><text:span text:style-name="T63">ersonal y roles necesari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7">Roles</text:p>
          </table:table-cell>
          <table:table-cell table:style-name="Table11.A1" office:value-type="string">
            <text:p text:style-name="P27">Recursos necesarios</text:p>
          </table:table-cell>
          <table:table-cell table:style-name="Table11.A1" office:value-type="string">
            <text:p text:style-name="P27">Estado</text:p>
          </table:table-cell>
          <table:table-cell table:style-name="Table11.D1" office:value-type="string">
            <text:p text:style-name="P27">Responsabilidades especificas o comentarios</text:p>
          </table:table-cell>
        </table:table-row>
        <table:table-row>
          <table:table-cell table:style-name="Table11.A3" office:value-type="string">
            <text:p text:style-name="P18">Administrador del Plan de pruebas</text:p>
          </table:table-cell>
          <table:table-cell table:style-name="Table11.B2" office:value-type="string">
            <text:p text:style-name="P19">1</text:p>
          </table:table-cell>
          <table:table-cell table:style-name="Table11.C3" office:value-type="string">
            <text:p text:style-name="P19">Asignado</text:p>
          </table:table-cell>
          <table:table-cell table:style-name="Table11.D2" office:value-type="string">
            <text:list xml:id="list2345058286" text:style-name="L11">
              <text:list-item>
                <text:p text:style-name="P167">Encargado de coordinar y hacer el seguimiento del plan de pruebas.</text:p>
              </text:list-item>
              <text:list-item>
                <text:p text:style-name="P168"><text:span text:style-name="T92">E</text:span>ncargado de diseñar los diferentes de casos de prueba</text:p>
              </text:list-item>
            </text:list>
          </table:table-cell>
        </table:table-row>
        <table:table-row>
          <table:table-cell table:style-name="Table11.A3" office:value-type="string">
            <text:p text:style-name="P18">Tester (ejecutor de casos de prueba)</text:p>
          </table:table-cell>
          <table:table-cell table:style-name="Table11.B3" office:value-type="string">
            <text:p text:style-name="P19">1</text:p>
          </table:table-cell>
          <table:table-cell table:style-name="Table11.C3" office:value-type="string">
            <text:p text:style-name="P19">Asignado</text:p>
          </table:table-cell>
          <table:table-cell table:style-name="Table11.D3" office:value-type="string">
            <text:list xml:id="list993849427" text:style-name="L12">
              <text:list-item>
                <text:p text:style-name="P169">Encargado de ejecutar los casos de prueba, analizar los resultados obtenidos.</text:p>
              </text:list-item>
              <text:list-item>
                <text:p text:style-name="P170">Informar al encargado de la programación de los <text:s/>errores detectados.</text:p>
              </text:list-item>
            </text:list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T4" style:family="text">
      <style:text-properties officeooo:rsid="0179af30"/>
    </style:style>
    <style:style style:name="MT5" style:family="text">
      <style:text-properties officeooo:rsid="017855e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13</text:page-number><text:s/>DE <text:page-count>13</text:page-count></text:p>
      </style:header>
      <loext:header-first>
        <text:p text:style-name="MP2"><text:span text:style-name="MT2">PLAN DE PRUEBAS — </text:span>PÁGINA <text:page-number text:select-page="current">1</text:page-number><text:s/>DE <text:page-count>13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; <text:span text:style-name="MT5">Ariel Machini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7:05:40.857788938</dc:date>
    <meta:editing-duration>PT21H18M46S</meta:editing-duration>
    <meta:editing-cycles>273</meta:editing-cycles>
    <meta:generator>LibreOffice/6.4.3.2$Linux_X86_64 LibreOffice_project/85aa6f776c6af63185291a519637a4f7af4e8a3b</meta:generator>
    <dc:creator>Ariel Machini</dc:creator>
    <meta:document-statistic meta:table-count="11" meta:image-count="3" meta:object-count="0" meta:page-count="13" meta:paragraph-count="319" meta:word-count="2134" meta:character-count="12531" meta:non-whitespace-character-count="10795"/>
  </office:meta>
</office:document-meta>
</file>